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4C0000018A5DA5C3E3C517F53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Helvetica Neue" svg:font-family="'Helvetica Neue', Roboto, Arial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normal" officeooo:rsid="000d1f2f" officeooo:paragraph-rsid="000d1f2f" style:font-weight-asian="normal" style:font-weight-complex="normal"/>
    </style:style>
    <style:style style:name="P2" style:family="paragraph" style:parent-style-name="Standard">
      <style:text-properties fo:font-weight="normal" officeooo:rsid="00117002" officeooo:paragraph-rsid="00117002" style:font-weight-asian="normal" style:font-weight-complex="normal"/>
    </style:style>
    <style:style style:name="P3" style:family="paragraph" style:parent-style-name="Standard">
      <style:text-properties fo:font-weight="normal" officeooo:rsid="001173fe" officeooo:paragraph-rsid="001173fe" style:font-weight-asian="normal" style:font-weight-complex="normal"/>
    </style:style>
    <style:style style:name="P4" style:family="paragraph" style:parent-style-name="Standard">
      <style:text-properties fo:font-weight="normal" officeooo:rsid="00151741" officeooo:paragraph-rsid="00151741" style:font-weight-asian="normal" style:font-weight-complex="normal"/>
    </style:style>
    <style:style style:name="P5" style:family="paragraph" style:parent-style-name="Standard">
      <style:text-properties fo:font-weight="normal" officeooo:rsid="001acf22" officeooo:paragraph-rsid="001acf22" style:font-weight-asian="normal" style:font-weight-complex="normal"/>
    </style:style>
    <style:style style:name="P6" style:family="paragraph" style:parent-style-name="Standard">
      <style:text-properties fo:font-weight="normal" officeooo:rsid="00218706" officeooo:paragraph-rsid="00218706" style:font-weight-asian="normal" style:font-weight-complex="normal"/>
    </style:style>
    <style:style style:name="P7" style:family="paragraph" style:parent-style-name="Standard">
      <style:text-properties fo:font-weight="normal" officeooo:rsid="0026594d" officeooo:paragraph-rsid="0026594d" style:font-weight-asian="normal" style:font-weight-complex="normal"/>
    </style:style>
    <style:style style:name="P8" style:family="paragraph" style:parent-style-name="Standard">
      <style:text-properties fo:font-weight="normal" officeooo:rsid="002837b2" officeooo:paragraph-rsid="002837b2" style:font-weight-asian="normal" style:font-weight-complex="normal"/>
    </style:style>
    <style:style style:name="P9" style:family="paragraph" style:parent-style-name="Standard">
      <style:text-properties fo:font-weight="normal" officeooo:rsid="002b7919" officeooo:paragraph-rsid="002b7919" style:font-weight-asian="normal" style:font-weight-complex="normal"/>
    </style:style>
    <style:style style:name="P10" style:family="paragraph" style:parent-style-name="Standard">
      <style:text-properties fo:font-weight="normal" officeooo:rsid="003111cf" officeooo:paragraph-rsid="003111cf" style:font-weight-asian="normal" style:font-weight-complex="normal"/>
    </style:style>
    <style:style style:name="P11" style:family="paragraph" style:parent-style-name="Standard">
      <style:text-properties fo:font-weight="normal" officeooo:rsid="00326430" officeooo:paragraph-rsid="00326430" style:font-weight-asian="normal" style:font-weight-complex="normal"/>
    </style:style>
    <style:style style:name="P12" style:family="paragraph" style:parent-style-name="Standard">
      <style:text-properties fo:font-weight="normal" officeooo:rsid="003cea2a" officeooo:paragraph-rsid="003cea2a" style:font-weight-asian="normal" style:font-weight-complex="normal"/>
    </style:style>
    <style:style style:name="P13" style:family="paragraph" style:parent-style-name="Standard">
      <style:text-properties fo:font-weight="normal" officeooo:rsid="002f25e0" officeooo:paragraph-rsid="002f25e0" style:font-weight-asian="normal" style:font-weight-complex="normal"/>
    </style:style>
    <style:style style:name="P14" style:family="paragraph" style:parent-style-name="Standard">
      <style:text-properties fo:font-weight="normal" officeooo:rsid="0042238e" officeooo:paragraph-rsid="0042238e" style:font-weight-asian="normal" style:font-weight-complex="normal"/>
    </style:style>
    <style:style style:name="P15" style:family="paragraph" style:parent-style-name="Standard">
      <style:text-properties fo:font-weight="normal" officeooo:rsid="0042487d" officeooo:paragraph-rsid="0042487d" style:font-weight-asian="normal" style:font-weight-complex="normal"/>
    </style:style>
    <style:style style:name="P16" style:family="paragraph" style:parent-style-name="Standard">
      <style:text-properties fo:font-weight="normal" officeooo:rsid="00444531" officeooo:paragraph-rsid="00444531" style:font-weight-asian="normal" style:font-weight-complex="normal"/>
    </style:style>
    <style:style style:name="P17" style:family="paragraph" style:parent-style-name="Standard">
      <style:text-properties fo:font-weight="normal" officeooo:rsid="00458bef" officeooo:paragraph-rsid="00458bef" style:font-weight-asian="normal" style:font-weight-complex="normal"/>
    </style:style>
    <style:style style:name="P18" style:family="paragraph" style:parent-style-name="Standard">
      <style:text-properties fo:font-weight="normal" officeooo:rsid="00492d23" officeooo:paragraph-rsid="00492d23" style:font-weight-asian="normal" style:font-weight-complex="normal"/>
    </style:style>
    <style:style style:name="P19" style:family="paragraph" style:parent-style-name="Standard">
      <style:text-properties fo:font-weight="normal" officeooo:rsid="004cb119" officeooo:paragraph-rsid="004cb119" style:font-weight-asian="normal" style:font-weight-complex="normal"/>
    </style:style>
    <style:style style:name="P20" style:family="paragraph" style:parent-style-name="Standard">
      <style:text-properties fo:font-weight="normal" officeooo:rsid="0057a9dc" officeooo:paragraph-rsid="0057a9dc" style:font-weight-asian="normal" style:font-weight-complex="normal"/>
    </style:style>
    <style:style style:name="P21" style:family="paragraph" style:parent-style-name="Standard">
      <style:text-properties fo:font-weight="normal" officeooo:rsid="005a3f0c" officeooo:paragraph-rsid="005a3f0c" style:font-weight-asian="normal" style:font-weight-complex="normal"/>
    </style:style>
    <style:style style:name="P22" style:family="paragraph" style:parent-style-name="Standard">
      <style:text-properties fo:font-weight="normal" officeooo:rsid="005adf47" officeooo:paragraph-rsid="005adf47" style:font-weight-asian="normal" style:font-weight-complex="normal"/>
    </style:style>
    <style:style style:name="P23" style:family="paragraph" style:parent-style-name="Standard">
      <style:text-properties fo:font-weight="normal" officeooo:rsid="005cea7b" officeooo:paragraph-rsid="005cea7b" style:font-weight-asian="normal" style:font-weight-complex="normal"/>
    </style:style>
    <style:style style:name="P24" style:family="paragraph" style:parent-style-name="Standard">
      <style:text-properties fo:font-weight="normal" officeooo:rsid="005cea7b" officeooo:paragraph-rsid="0067aa5d" style:font-weight-asian="normal" style:font-weight-complex="normal"/>
    </style:style>
    <style:style style:name="P25" style:family="paragraph" style:parent-style-name="Standard">
      <style:text-properties fo:font-weight="normal" officeooo:rsid="0067aa5d" officeooo:paragraph-rsid="0067aa5d" style:font-weight-asian="normal" style:font-weight-complex="normal"/>
    </style:style>
    <style:style style:name="P26" style:family="paragraph" style:parent-style-name="Standard">
      <style:text-properties fo:font-weight="normal" officeooo:rsid="004ff5ce" officeooo:paragraph-rsid="004ff5ce" style:font-weight-asian="normal" style:font-weight-complex="normal"/>
    </style:style>
    <style:style style:name="P27" style:family="paragraph" style:parent-style-name="Standard">
      <style:text-properties fo:font-weight="normal" officeooo:rsid="005cf8dc" officeooo:paragraph-rsid="0067aa5d" style:font-weight-asian="normal" style:font-weight-complex="normal"/>
    </style:style>
    <style:style style:name="P28" style:family="paragraph" style:parent-style-name="Standard">
      <style:text-properties fo:font-weight="normal" officeooo:rsid="006a7656" officeooo:paragraph-rsid="006a7656" style:font-weight-asian="normal" style:font-weight-complex="normal"/>
    </style:style>
    <style:style style:name="P29" style:family="paragraph" style:parent-style-name="Standard">
      <style:text-properties fo:font-weight="normal" officeooo:rsid="006b5498" officeooo:paragraph-rsid="006b5498" style:font-weight-asian="normal" style:font-weight-complex="normal"/>
    </style:style>
    <style:style style:name="P30" style:family="paragraph" style:parent-style-name="Standard">
      <style:text-properties fo:font-weight="normal" officeooo:rsid="00690eaf" officeooo:paragraph-rsid="006a7656" style:font-weight-asian="normal" style:font-weight-complex="normal"/>
    </style:style>
    <style:style style:name="P31" style:family="paragraph" style:parent-style-name="Standard">
      <style:text-properties fo:font-weight="normal" officeooo:rsid="007667da" officeooo:paragraph-rsid="007667da" style:font-weight-asian="normal" style:font-weight-complex="normal"/>
    </style:style>
    <style:style style:name="P32" style:family="paragraph" style:parent-style-name="Standard">
      <style:text-properties fo:font-weight="normal" officeooo:rsid="00839e4b" officeooo:paragraph-rsid="00839e4b" style:font-weight-asian="normal" style:font-weight-complex="normal"/>
    </style:style>
    <style:style style:name="P33" style:family="paragraph" style:parent-style-name="Standard">
      <style:text-properties fo:font-weight="normal" officeooo:rsid="00866790" officeooo:paragraph-rsid="00866790" style:font-weight-asian="normal" style:font-weight-complex="normal"/>
    </style:style>
    <style:style style:name="P34" style:family="paragraph" style:parent-style-name="Standard">
      <style:text-properties fo:font-weight="normal" officeooo:rsid="0089ec5a" officeooo:paragraph-rsid="0089ec5a" style:font-weight-asian="normal" style:font-weight-complex="normal"/>
    </style:style>
    <style:style style:name="P35" style:family="paragraph" style:parent-style-name="Standard">
      <style:text-properties fo:font-weight="normal" officeooo:rsid="008a2081" officeooo:paragraph-rsid="008a2081" style:font-weight-asian="normal" style:font-weight-complex="normal"/>
    </style:style>
    <style:style style:name="P36" style:family="paragraph" style:parent-style-name="Standard">
      <style:text-properties fo:font-weight="normal" officeooo:rsid="008cadbc" officeooo:paragraph-rsid="008cadbc" style:font-weight-asian="normal" style:font-weight-complex="normal"/>
    </style:style>
    <style:style style:name="P37" style:family="paragraph" style:parent-style-name="Standard">
      <style:paragraph-properties>
        <style:tab-stops>
          <style:tab-stop style:position="3.5626in"/>
        </style:tab-stops>
      </style:paragraph-properties>
      <style:text-properties fo:font-weight="normal" officeooo:rsid="0095a2a0" officeooo:paragraph-rsid="0095a2a0" style:font-weight-asian="normal" style:font-weight-complex="normal"/>
    </style:style>
    <style:style style:name="P38" style:family="paragraph" style:parent-style-name="Standard">
      <style:text-properties fo:font-weight="normal" officeooo:rsid="00ae80f2" officeooo:paragraph-rsid="00ae80f2" style:font-weight-asian="normal" style:font-weight-complex="normal"/>
    </style:style>
    <style:style style:name="P39" style:family="paragraph" style:parent-style-name="Standard">
      <style:text-properties fo:font-weight="normal" officeooo:rsid="00b48a49" officeooo:paragraph-rsid="00b48a49" style:font-weight-asian="normal" style:font-weight-complex="normal"/>
    </style:style>
    <style:style style:name="P40" style:family="paragraph" style:parent-style-name="Standard">
      <style:text-properties fo:font-weight="normal" officeooo:rsid="00ace149" officeooo:paragraph-rsid="00ace149" style:font-weight-asian="normal" style:font-weight-complex="normal"/>
    </style:style>
    <style:style style:name="P41" style:family="paragraph" style:parent-style-name="Standard">
      <style:text-properties fo:font-weight="normal" officeooo:rsid="00b36501" officeooo:paragraph-rsid="00b36501" style:font-weight-asian="normal" style:font-weight-complex="normal"/>
    </style:style>
    <style:style style:name="P42" style:family="paragraph" style:parent-style-name="Standard">
      <style:text-properties fo:font-weight="normal" officeooo:rsid="00b7afb8" officeooo:paragraph-rsid="00b7afb8" style:font-weight-asian="normal" style:font-weight-complex="normal"/>
    </style:style>
    <style:style style:name="P43" style:family="paragraph" style:parent-style-name="Standard">
      <style:text-properties fo:font-weight="normal" officeooo:rsid="00c06e84" officeooo:paragraph-rsid="00c06e84" style:font-weight-asian="normal" style:font-weight-complex="normal"/>
    </style:style>
    <style:style style:name="P44" style:family="paragraph" style:parent-style-name="Standard">
      <style:text-properties fo:font-weight="normal" officeooo:rsid="00c39781" officeooo:paragraph-rsid="00c39781" style:font-weight-asian="normal" style:font-weight-complex="normal"/>
    </style:style>
    <style:style style:name="P45" style:family="paragraph" style:parent-style-name="Standard">
      <style:text-properties fo:font-weight="normal" officeooo:rsid="00c558be" officeooo:paragraph-rsid="00c8e4e1" style:font-weight-asian="normal" style:font-weight-complex="normal"/>
    </style:style>
    <style:style style:name="P46" style:family="paragraph" style:parent-style-name="Standard">
      <style:text-properties fo:font-weight="normal" officeooo:rsid="00c7a156" officeooo:paragraph-rsid="00c7a156" style:font-weight-asian="normal" style:font-weight-complex="normal"/>
    </style:style>
    <style:style style:name="P47" style:family="paragraph" style:parent-style-name="Standard">
      <style:text-properties fo:font-weight="normal" officeooo:rsid="00c8e4e1" officeooo:paragraph-rsid="00c8e4e1" style:font-weight-asian="normal" style:font-weight-complex="normal"/>
    </style:style>
    <style:style style:name="P48" style:family="paragraph" style:parent-style-name="Standard">
      <style:text-properties fo:font-weight="normal" officeooo:rsid="00ce0f11" officeooo:paragraph-rsid="00ce0f11" style:font-weight-asian="normal" style:font-weight-complex="normal"/>
    </style:style>
    <style:style style:name="P49" style:family="paragraph" style:parent-style-name="Standard">
      <style:text-properties fo:font-weight="normal" officeooo:rsid="00d0c0ad" officeooo:paragraph-rsid="00d0c0ad" style:font-weight-asian="normal" style:font-weight-complex="normal"/>
    </style:style>
    <style:style style:name="P50" style:family="paragraph" style:parent-style-name="Standard">
      <style:text-properties fo:font-weight="normal" officeooo:rsid="00d218af" officeooo:paragraph-rsid="00d218af" style:font-weight-asian="normal" style:font-weight-complex="normal"/>
    </style:style>
    <style:style style:name="P51" style:family="paragraph" style:parent-style-name="Standard">
      <style:text-properties fo:font-weight="normal" officeooo:rsid="00d4c589" officeooo:paragraph-rsid="00d4c589" style:font-weight-asian="normal" style:font-weight-complex="normal"/>
    </style:style>
    <style:style style:name="P52" style:family="paragraph" style:parent-style-name="Standard">
      <style:text-properties fo:font-weight="normal" officeooo:rsid="00d597cc" officeooo:paragraph-rsid="00d597cc" style:font-weight-asian="normal" style:font-weight-complex="normal"/>
    </style:style>
    <style:style style:name="P53" style:family="paragraph" style:parent-style-name="Standard">
      <style:text-properties fo:font-weight="normal" officeooo:rsid="00d8b6bc" officeooo:paragraph-rsid="00d8b6bc" style:font-weight-asian="normal" style:font-weight-complex="normal"/>
    </style:style>
    <style:style style:name="P54" style:family="paragraph" style:parent-style-name="Standard">
      <style:text-properties fo:font-weight="normal" officeooo:rsid="00dc0b87" officeooo:paragraph-rsid="00dc0b87" style:font-weight-asian="normal" style:font-weight-complex="normal"/>
    </style:style>
    <style:style style:name="P55" style:family="paragraph" style:parent-style-name="Standard">
      <style:text-properties fo:font-weight="normal" officeooo:rsid="00f8cbdc" officeooo:paragraph-rsid="00f8cbdc" style:font-weight-asian="normal" style:font-weight-complex="normal"/>
    </style:style>
    <style:style style:name="P56" style:family="paragraph" style:parent-style-name="Standard">
      <style:text-properties fo:font-weight="normal" officeooo:rsid="00fa1206" officeooo:paragraph-rsid="00fa1206" style:font-weight-asian="normal" style:font-weight-complex="normal"/>
    </style:style>
    <style:style style:name="P57" style:family="paragraph" style:parent-style-name="Standard">
      <style:text-properties fo:font-weight="normal" officeooo:rsid="010024df" officeooo:paragraph-rsid="010024df" style:font-weight-asian="normal" style:font-weight-complex="normal"/>
    </style:style>
    <style:style style:name="P58" style:family="paragraph" style:parent-style-name="Standard">
      <style:text-properties fo:font-weight="normal" officeooo:rsid="01007330" officeooo:paragraph-rsid="01007330" style:font-weight-asian="normal" style:font-weight-complex="normal"/>
    </style:style>
    <style:style style:name="P59" style:family="paragraph" style:parent-style-name="Standard">
      <style:text-properties fo:font-weight="normal" officeooo:rsid="0103e39e" officeooo:paragraph-rsid="0103e39e" style:font-weight-asian="normal" style:font-weight-complex="normal"/>
    </style:style>
    <style:style style:name="P60" style:family="paragraph" style:parent-style-name="Standard">
      <style:text-properties fo:font-weight="bold" officeooo:rsid="000ffcb6" officeooo:paragraph-rsid="000ffcb6" style:font-weight-asian="bold" style:font-weight-complex="bold"/>
    </style:style>
    <style:style style:name="P61" style:family="paragraph" style:parent-style-name="Standard">
      <style:text-properties fo:font-weight="bold" officeooo:rsid="001583c5" officeooo:paragraph-rsid="001583c5" style:font-weight-asian="bold" style:font-weight-complex="bold"/>
    </style:style>
    <style:style style:name="P62" style:family="paragraph" style:parent-style-name="Standard">
      <style:text-properties fo:font-weight="bold" officeooo:rsid="0018c2cf" officeooo:paragraph-rsid="0018c2cf" style:font-weight-asian="bold" style:font-weight-complex="bold"/>
    </style:style>
    <style:style style:name="P63" style:family="paragraph" style:parent-style-name="Standard">
      <style:text-properties fo:font-weight="bold" officeooo:rsid="00196481" officeooo:paragraph-rsid="00196481" style:font-weight-asian="bold" style:font-weight-complex="bold"/>
    </style:style>
    <style:style style:name="P64" style:family="paragraph" style:parent-style-name="Standard">
      <style:text-properties fo:font-weight="bold" officeooo:rsid="001b1999" officeooo:paragraph-rsid="001b1999" style:font-weight-asian="bold" style:font-weight-complex="bold"/>
    </style:style>
    <style:style style:name="P65" style:family="paragraph" style:parent-style-name="Standard">
      <style:text-properties fo:font-weight="bold" officeooo:rsid="001f76a4" officeooo:paragraph-rsid="001f76a4" style:font-weight-asian="bold" style:font-weight-complex="bold"/>
    </style:style>
    <style:style style:name="P66" style:family="paragraph" style:parent-style-name="Standard">
      <style:text-properties fo:font-weight="bold" officeooo:rsid="00218706" officeooo:paragraph-rsid="00218706" style:font-weight-asian="bold" style:font-weight-complex="bold"/>
    </style:style>
    <style:style style:name="P67" style:family="paragraph" style:parent-style-name="Standard">
      <style:text-properties fo:font-weight="bold" officeooo:rsid="0026594d" officeooo:paragraph-rsid="0026594d" style:font-weight-asian="bold" style:font-weight-complex="bold"/>
    </style:style>
    <style:style style:name="P68" style:family="paragraph" style:parent-style-name="Standard">
      <style:text-properties fo:font-weight="bold" officeooo:rsid="0029af25" officeooo:paragraph-rsid="0029af25" style:font-weight-asian="bold" style:font-weight-complex="bold"/>
    </style:style>
    <style:style style:name="P69" style:family="paragraph" style:parent-style-name="Standard">
      <style:text-properties fo:font-weight="bold" officeooo:rsid="002b7919" officeooo:paragraph-rsid="002b7919" style:font-weight-asian="bold" style:font-weight-complex="bold"/>
    </style:style>
    <style:style style:name="P70" style:family="paragraph" style:parent-style-name="Standard">
      <style:text-properties fo:font-weight="bold" officeooo:rsid="002f25e0" officeooo:paragraph-rsid="002f25e0" style:font-weight-asian="bold" style:font-weight-complex="bold"/>
    </style:style>
    <style:style style:name="P71" style:family="paragraph" style:parent-style-name="Standard">
      <style:text-properties fo:font-weight="bold" officeooo:rsid="0033e949" officeooo:paragraph-rsid="0033e949" style:font-weight-asian="bold" style:font-weight-complex="bold"/>
    </style:style>
    <style:style style:name="P72" style:family="paragraph" style:parent-style-name="Standard">
      <style:text-properties fo:font-weight="bold" officeooo:rsid="00385932" officeooo:paragraph-rsid="00385932" style:font-weight-asian="bold" style:font-weight-complex="bold"/>
    </style:style>
    <style:style style:name="P73" style:family="paragraph" style:parent-style-name="Standard">
      <style:text-properties fo:font-weight="bold" officeooo:rsid="00385932" officeooo:paragraph-rsid="003eb00a" style:font-weight-asian="bold" style:font-weight-complex="bold"/>
    </style:style>
    <style:style style:name="P74" style:family="paragraph" style:parent-style-name="Standard">
      <style:text-properties fo:font-weight="bold" officeooo:rsid="003a1cc4" officeooo:paragraph-rsid="003a1cc4" style:font-weight-asian="bold" style:font-weight-complex="bold"/>
    </style:style>
    <style:style style:name="P75" style:family="paragraph" style:parent-style-name="Standard">
      <style:text-properties fo:font-weight="bold" officeooo:rsid="003cea2a" officeooo:paragraph-rsid="003cea2a" style:font-weight-asian="bold" style:font-weight-complex="bold"/>
    </style:style>
    <style:style style:name="P76" style:family="paragraph" style:parent-style-name="Standard">
      <style:text-properties fo:font-weight="bold" officeooo:rsid="003eb00a" officeooo:paragraph-rsid="003eb00a" style:font-weight-asian="bold" style:font-weight-complex="bold"/>
    </style:style>
    <style:style style:name="P77" style:family="paragraph" style:parent-style-name="Standard">
      <style:text-properties fo:font-weight="bold" officeooo:rsid="00151741" officeooo:paragraph-rsid="00151741" style:font-weight-asian="bold" style:font-weight-complex="bold"/>
    </style:style>
    <style:style style:name="P78" style:family="paragraph" style:parent-style-name="Standard">
      <style:text-properties fo:font-weight="bold" officeooo:rsid="0042238e" officeooo:paragraph-rsid="0042238e" style:font-weight-asian="bold" style:font-weight-complex="bold"/>
    </style:style>
    <style:style style:name="P79" style:family="paragraph" style:parent-style-name="Standard">
      <style:text-properties fo:font-weight="bold" officeooo:rsid="0042487d" officeooo:paragraph-rsid="0042487d" style:font-weight-asian="bold" style:font-weight-complex="bold"/>
    </style:style>
    <style:style style:name="P80" style:family="paragraph" style:parent-style-name="Standard">
      <style:text-properties fo:font-weight="bold" officeooo:rsid="00477093" officeooo:paragraph-rsid="00477093" style:font-weight-asian="bold" style:font-weight-complex="bold"/>
    </style:style>
    <style:style style:name="P81" style:family="paragraph" style:parent-style-name="Standard">
      <style:text-properties fo:font-weight="bold" officeooo:rsid="00492d23" officeooo:paragraph-rsid="00492d23" style:font-weight-asian="bold" style:font-weight-complex="bold"/>
    </style:style>
    <style:style style:name="P82" style:family="paragraph" style:parent-style-name="Standard">
      <style:text-properties fo:font-weight="bold" officeooo:rsid="004ba769" officeooo:paragraph-rsid="004ba769" style:font-weight-asian="bold" style:font-weight-complex="bold"/>
    </style:style>
    <style:style style:name="P83" style:family="paragraph" style:parent-style-name="Standard">
      <style:text-properties fo:font-weight="bold" officeooo:rsid="004f4a94" officeooo:paragraph-rsid="004f4a94" style:font-weight-asian="bold" style:font-weight-complex="bold"/>
    </style:style>
    <style:style style:name="P84" style:family="paragraph" style:parent-style-name="Standard">
      <style:text-properties fo:font-weight="bold" officeooo:rsid="00541a12" officeooo:paragraph-rsid="00541a12" style:font-weight-asian="bold" style:font-weight-complex="bold"/>
    </style:style>
    <style:style style:name="P85" style:family="paragraph" style:parent-style-name="Standard">
      <style:text-properties fo:font-weight="bold" officeooo:rsid="0056b772" officeooo:paragraph-rsid="0056b772" style:font-weight-asian="bold" style:font-weight-complex="bold"/>
    </style:style>
    <style:style style:name="P86" style:family="paragraph" style:parent-style-name="Standard">
      <style:text-properties fo:font-weight="bold" officeooo:rsid="0058f4c8" officeooo:paragraph-rsid="0058f4c8" style:font-weight-asian="bold" style:font-weight-complex="bold"/>
    </style:style>
    <style:style style:name="P87" style:family="paragraph" style:parent-style-name="Standard">
      <style:text-properties fo:font-weight="bold" officeooo:rsid="005adf47" officeooo:paragraph-rsid="005adf47" style:font-weight-asian="bold" style:font-weight-complex="bold"/>
    </style:style>
    <style:style style:name="P88" style:family="paragraph" style:parent-style-name="Standard">
      <style:text-properties fo:font-weight="bold" officeooo:rsid="005cea7b" officeooo:paragraph-rsid="005cea7b" style:font-weight-asian="bold" style:font-weight-complex="bold"/>
    </style:style>
    <style:style style:name="P89" style:family="paragraph" style:parent-style-name="Standard">
      <style:text-properties fo:font-weight="bold" officeooo:rsid="0068f4fd" officeooo:paragraph-rsid="006a7656" style:font-weight-asian="bold" style:font-weight-complex="bold"/>
    </style:style>
    <style:style style:name="P90" style:family="paragraph" style:parent-style-name="Standard">
      <style:text-properties fo:font-weight="bold" officeooo:rsid="006a7656" officeooo:paragraph-rsid="006a7656" style:font-weight-asian="bold" style:font-weight-complex="bold"/>
    </style:style>
    <style:style style:name="P91" style:family="paragraph" style:parent-style-name="Standard">
      <style:text-properties fo:font-weight="bold" officeooo:rsid="006b5498" officeooo:paragraph-rsid="006b5498" style:font-weight-asian="bold" style:font-weight-complex="bold"/>
    </style:style>
    <style:style style:name="P92" style:family="paragraph" style:parent-style-name="Standard">
      <style:text-properties fo:font-weight="bold" officeooo:rsid="007667da" officeooo:paragraph-rsid="007667da" style:font-weight-asian="bold" style:font-weight-complex="bold"/>
    </style:style>
    <style:style style:name="P93" style:family="paragraph" style:parent-style-name="Standard">
      <style:text-properties fo:font-weight="bold" officeooo:rsid="00690eaf" officeooo:paragraph-rsid="006a7656" style:font-weight-asian="bold" style:font-weight-complex="bold"/>
    </style:style>
    <style:style style:name="P94" style:family="paragraph" style:parent-style-name="Standard">
      <style:text-properties fo:font-weight="bold" officeooo:rsid="0079f59f" officeooo:paragraph-rsid="0079f59f" style:font-weight-asian="bold" style:font-weight-complex="bold"/>
    </style:style>
    <style:style style:name="P95" style:family="paragraph" style:parent-style-name="Standard">
      <style:text-properties fo:font-weight="bold" officeooo:rsid="00866790" officeooo:paragraph-rsid="00866790" style:font-weight-asian="bold" style:font-weight-complex="bold"/>
    </style:style>
    <style:style style:name="P96" style:family="paragraph" style:parent-style-name="Standard">
      <style:text-properties fo:font-weight="bold" officeooo:rsid="0089ec5a" officeooo:paragraph-rsid="0089ec5a" style:font-weight-asian="bold" style:font-weight-complex="bold"/>
    </style:style>
    <style:style style:name="P97" style:family="paragraph" style:parent-style-name="Standard">
      <style:text-properties fo:font-weight="bold" officeooo:rsid="008c5b0e" officeooo:paragraph-rsid="008c5b0e" style:font-weight-asian="bold" style:font-weight-complex="bold"/>
    </style:style>
    <style:style style:name="P98" style:family="paragraph" style:parent-style-name="Standard">
      <style:text-properties fo:font-weight="bold" officeooo:rsid="008cdd98" officeooo:paragraph-rsid="008cdd98" style:font-weight-asian="bold" style:font-weight-complex="bold"/>
    </style:style>
    <style:style style:name="P99" style:family="paragraph" style:parent-style-name="Standard">
      <style:text-properties fo:font-weight="bold" officeooo:rsid="008efb3d" officeooo:paragraph-rsid="008efb3d" style:font-weight-asian="bold" style:font-weight-complex="bold"/>
    </style:style>
    <style:style style:name="P100" style:family="paragraph" style:parent-style-name="Standard">
      <style:text-properties fo:font-weight="bold" officeooo:rsid="00910590" officeooo:paragraph-rsid="00910590" style:font-weight-asian="bold" style:font-weight-complex="bold"/>
    </style:style>
    <style:style style:name="P101" style:family="paragraph" style:parent-style-name="Standard">
      <style:text-properties fo:font-weight="bold" officeooo:rsid="0098dd95" officeooo:paragraph-rsid="00a03fb0" style:font-weight-asian="bold" style:font-weight-complex="bold"/>
    </style:style>
    <style:style style:name="P102" style:family="paragraph" style:parent-style-name="Standard">
      <style:text-properties fo:font-weight="bold" officeooo:rsid="0099bcfd" officeooo:paragraph-rsid="0099bcfd" style:font-weight-asian="bold" style:font-weight-complex="bold"/>
    </style:style>
    <style:style style:name="P103" style:family="paragraph" style:parent-style-name="Standard">
      <style:text-properties fo:font-weight="bold" officeooo:rsid="009a58d2" officeooo:paragraph-rsid="009a58d2" style:font-weight-asian="bold" style:font-weight-complex="bold"/>
    </style:style>
    <style:style style:name="P104" style:family="paragraph" style:parent-style-name="Standard">
      <style:text-properties fo:font-weight="bold" officeooo:rsid="009cbae8" officeooo:paragraph-rsid="009cbae8" style:font-weight-asian="bold" style:font-weight-complex="bold"/>
    </style:style>
    <style:style style:name="P105" style:family="paragraph" style:parent-style-name="Standard">
      <style:text-properties fo:font-weight="bold" officeooo:rsid="00b00c27" officeooo:paragraph-rsid="00b00c27" style:font-weight-asian="bold" style:font-weight-complex="bold"/>
    </style:style>
    <style:style style:name="P106" style:family="paragraph" style:parent-style-name="Standard">
      <style:text-properties fo:font-weight="bold" officeooo:rsid="00b7afb8" officeooo:paragraph-rsid="00b7afb8" style:font-weight-asian="bold" style:font-weight-complex="bold"/>
    </style:style>
    <style:style style:name="P107" style:family="paragraph" style:parent-style-name="Standard">
      <style:text-properties fo:font-weight="bold" officeooo:rsid="00c21d36" officeooo:paragraph-rsid="00c21d36" style:font-weight-asian="bold" style:font-weight-complex="bold"/>
    </style:style>
    <style:style style:name="P108" style:family="paragraph" style:parent-style-name="Standard">
      <style:text-properties fo:font-weight="bold" officeooo:rsid="00c39781" officeooo:paragraph-rsid="00c39781" style:font-weight-asian="bold" style:font-weight-complex="bold"/>
    </style:style>
    <style:style style:name="P109" style:family="paragraph" style:parent-style-name="Standard">
      <style:text-properties fo:font-weight="bold" officeooo:rsid="00c46b3a" officeooo:paragraph-rsid="00c46b3a" style:font-weight-asian="bold" style:font-weight-complex="bold"/>
    </style:style>
    <style:style style:name="P110" style:family="paragraph" style:parent-style-name="Standard">
      <style:text-properties fo:font-weight="bold" officeooo:rsid="00c558be" officeooo:paragraph-rsid="00c558be" style:font-weight-asian="bold" style:font-weight-complex="bold"/>
    </style:style>
    <style:style style:name="P111" style:family="paragraph" style:parent-style-name="Standard">
      <style:text-properties fo:font-weight="bold" officeooo:rsid="00c8010b" officeooo:paragraph-rsid="00c8010b" style:font-weight-asian="bold" style:font-weight-complex="bold"/>
    </style:style>
    <style:style style:name="P112" style:family="paragraph" style:parent-style-name="Standard">
      <style:text-properties fo:font-weight="bold" officeooo:rsid="00c96ffb" officeooo:paragraph-rsid="00c96ffb" style:font-weight-asian="bold" style:font-weight-complex="bold"/>
    </style:style>
    <style:style style:name="P113" style:family="paragraph" style:parent-style-name="Standard">
      <style:text-properties fo:font-weight="bold" officeooo:rsid="00ccbab1" officeooo:paragraph-rsid="00ccbab1" style:font-weight-asian="bold" style:font-weight-complex="bold"/>
    </style:style>
    <style:style style:name="P114" style:family="paragraph" style:parent-style-name="Standard">
      <style:text-properties fo:font-weight="bold" officeooo:rsid="00cf07a2" officeooo:paragraph-rsid="00cf07a2" style:font-weight-asian="bold" style:font-weight-complex="bold"/>
    </style:style>
    <style:style style:name="P115" style:family="paragraph" style:parent-style-name="Standard">
      <style:text-properties fo:font-weight="bold" officeooo:rsid="00d73810" officeooo:paragraph-rsid="00d73810" style:font-weight-asian="bold" style:font-weight-complex="bold"/>
    </style:style>
    <style:style style:name="P116" style:family="paragraph" style:parent-style-name="Standard">
      <style:text-properties fo:font-weight="bold" officeooo:rsid="00d93cb4" officeooo:paragraph-rsid="00d93cb4" style:font-weight-asian="bold" style:font-weight-complex="bold"/>
    </style:style>
    <style:style style:name="P117" style:family="paragraph" style:parent-style-name="Standard">
      <style:text-properties fo:font-weight="bold" officeooo:rsid="00e62221" officeooo:paragraph-rsid="00e62221" style:font-weight-asian="bold" style:font-weight-complex="bold"/>
    </style:style>
    <style:style style:name="P118" style:family="paragraph" style:parent-style-name="Standard">
      <style:text-properties fo:font-weight="bold" officeooo:rsid="00ea0459" officeooo:paragraph-rsid="00ea0459" style:font-weight-asian="bold" style:font-weight-complex="bold"/>
    </style:style>
    <style:style style:name="P119" style:family="paragraph" style:parent-style-name="Standard">
      <style:text-properties fo:font-weight="bold" officeooo:rsid="00eaefcb" officeooo:paragraph-rsid="00eaefcb" style:font-weight-asian="bold" style:font-weight-complex="bold"/>
    </style:style>
    <style:style style:name="P120" style:family="paragraph" style:parent-style-name="Standard">
      <style:text-properties fo:font-weight="bold" officeooo:rsid="00eb0bd7" officeooo:paragraph-rsid="00eb0bd7" style:font-weight-asian="bold" style:font-weight-complex="bold"/>
    </style:style>
    <style:style style:name="P121" style:family="paragraph" style:parent-style-name="Standard">
      <style:text-properties fo:font-weight="bold" officeooo:rsid="00ee3c84" officeooo:paragraph-rsid="00ee3c84" style:font-weight-asian="bold" style:font-weight-complex="bold"/>
    </style:style>
    <style:style style:name="P122" style:family="paragraph" style:parent-style-name="Standard">
      <style:text-properties fo:font-weight="bold" officeooo:rsid="00f178c0" officeooo:paragraph-rsid="00f178c0" style:font-weight-asian="bold" style:font-weight-complex="bold"/>
    </style:style>
    <style:style style:name="P123" style:family="paragraph" style:parent-style-name="Standard">
      <style:text-properties fo:font-weight="bold" officeooo:rsid="00f32aaa" officeooo:paragraph-rsid="00f32aaa" style:font-weight-asian="bold" style:font-weight-complex="bold"/>
    </style:style>
    <style:style style:name="P124" style:family="paragraph" style:parent-style-name="Standard">
      <style:text-properties fo:font-weight="bold" officeooo:rsid="00f68cc9" officeooo:paragraph-rsid="00f68cc9" style:font-weight-asian="bold" style:font-weight-complex="bold"/>
    </style:style>
    <style:style style:name="P125" style:family="paragraph" style:parent-style-name="Standard">
      <style:text-properties fo:font-weight="bold" officeooo:rsid="00f8cbdc" officeooo:paragraph-rsid="00151741" style:font-weight-asian="bold" style:font-weight-complex="bold"/>
    </style:style>
    <style:style style:name="P126" style:family="paragraph" style:parent-style-name="Standard">
      <style:text-properties fo:font-weight="bold" officeooo:rsid="00f8cbdc" officeooo:paragraph-rsid="00f8cbdc" style:font-weight-asian="bold" style:font-weight-complex="bold"/>
    </style:style>
    <style:style style:name="P127" style:family="paragraph" style:parent-style-name="Standard">
      <style:text-properties fo:font-weight="bold" officeooo:rsid="00fcd1c3" officeooo:paragraph-rsid="00fcd1c3" style:font-weight-asian="bold" style:font-weight-complex="bold"/>
    </style:style>
    <style:style style:name="P128" style:family="paragraph" style:parent-style-name="Standard">
      <style:text-properties fo:font-weight="bold" officeooo:rsid="010032cf" officeooo:paragraph-rsid="010032cf" style:font-weight-asian="bold" style:font-weight-complex="bold"/>
    </style:style>
    <style:style style:name="P129" style:family="paragraph" style:parent-style-name="Standard">
      <style:text-properties fo:font-weight="bold" officeooo:rsid="010132b9" officeooo:paragraph-rsid="010132b9" style:font-weight-asian="bold" style:font-weight-complex="bold"/>
    </style:style>
    <style:style style:name="P130" style:family="paragraph" style:parent-style-name="Standard">
      <style:text-properties fo:color="#ce181e" fo:font-weight="normal" officeooo:rsid="00151741" officeooo:paragraph-rsid="00151741" style:font-weight-asian="normal" style:font-weight-complex="normal"/>
    </style:style>
    <style:style style:name="P131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font-weight="bold" officeooo:rsid="0024ce55" officeooo:paragraph-rsid="0024ce55" style:font-weight-asian="bold" style:font-weight-complex="bold"/>
    </style:style>
    <style:style style:name="P132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font-weight="bold" officeooo:rsid="00d3f346" officeooo:paragraph-rsid="00d3f346" style:font-weight-asian="bold" style:font-weight-complex="bold"/>
    </style:style>
    <style:style style:name="P133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color="#ce181e" fo:font-weight="bold" officeooo:rsid="000b2a73" officeooo:paragraph-rsid="000b2a73" style:font-weight-asian="bold" style:font-weight-complex="bold"/>
    </style:style>
    <style:style style:name="P134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color="#ce181e" fo:font-weight="bold" officeooo:rsid="0030c462" officeooo:paragraph-rsid="0030c462" style:font-weight-asian="bold" style:font-weight-complex="bold"/>
    </style:style>
    <style:style style:name="P135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color="#ce181e" fo:font-weight="bold" officeooo:rsid="0041174b" officeooo:paragraph-rsid="0041174b" style:font-weight-asian="bold" style:font-weight-complex="bold"/>
    </style:style>
    <style:style style:name="P136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>
        <style:tab-stops>
          <style:tab-stop style:position="3.5626in"/>
        </style:tab-stops>
      </style:paragraph-properties>
      <style:text-properties fo:color="#ce181e" fo:font-weight="bold" officeooo:rsid="00947796" officeooo:paragraph-rsid="00947796" style:font-weight-asian="bold" style:font-weight-complex="bold"/>
    </style:style>
    <style:style style:name="P137" style:family="paragraph" style:parent-style-name="Table_20_Contents">
      <style:text-properties fo:font-weight="bold" style:font-weight-asian="bold" style:font-weight-complex="bold"/>
    </style:style>
    <style:style style:name="P138" style:family="paragraph" style:parent-style-name="Table_20_Contents">
      <style:text-properties fo:font-weight="bold" officeooo:rsid="00b36501" officeooo:paragraph-rsid="00b36501" style:font-weight-asian="bold" style:font-weight-complex="bold"/>
    </style:style>
    <style:style style:name="P139" style:family="paragraph" style:parent-style-name="Table_20_Contents">
      <style:text-properties officeooo:rsid="00b36501" officeooo:paragraph-rsid="00b36501"/>
    </style:style>
    <style:style style:name="P140" style:family="paragraph" style:parent-style-name="Table_20_Contents">
      <style:text-properties officeooo:rsid="00b43d17" officeooo:paragraph-rsid="00b43d17"/>
    </style:style>
    <style:style style:name="P141" style:family="paragraph" style:parent-style-name="Standard" style:list-style-name="L1">
      <style:text-properties fo:font-weight="normal" officeooo:rsid="000d1f2f" officeooo:paragraph-rsid="000d1f2f" style:font-weight-asian="normal" style:font-weight-complex="normal"/>
    </style:style>
    <style:style style:name="P142" style:family="paragraph" style:parent-style-name="Standard" style:list-style-name="L2">
      <style:text-properties fo:font-weight="normal" officeooo:rsid="0033e949" officeooo:paragraph-rsid="0033e949" style:font-weight-asian="normal" style:font-weight-complex="normal"/>
    </style:style>
    <style:style style:name="P143" style:family="paragraph" style:parent-style-name="Standard" style:list-style-name="L2">
      <style:text-properties fo:font-weight="normal" officeooo:rsid="0033fa18" officeooo:paragraph-rsid="0033fa18" style:font-weight-asian="normal" style:font-weight-complex="normal"/>
    </style:style>
    <style:style style:name="P144" style:family="paragraph" style:parent-style-name="Standard" style:list-style-name="L2">
      <style:text-properties fo:font-weight="normal" officeooo:rsid="003599f3" officeooo:paragraph-rsid="003599f3" style:font-weight-asian="normal" style:font-weight-complex="normal"/>
    </style:style>
    <style:style style:name="P145" style:family="paragraph" style:parent-style-name="Standard" style:list-style-name="L2">
      <style:text-properties fo:font-weight="normal" officeooo:rsid="003696fe" officeooo:paragraph-rsid="003696fe" style:font-weight-asian="normal" style:font-weight-complex="normal"/>
    </style:style>
    <style:style style:name="P146" style:family="paragraph" style:parent-style-name="Standard" style:list-style-name="L2">
      <style:text-properties fo:font-weight="normal" officeooo:rsid="0036c86b" officeooo:paragraph-rsid="0036c86b" style:font-weight-asian="normal" style:font-weight-complex="normal"/>
    </style:style>
    <style:style style:name="P147" style:family="paragraph" style:parent-style-name="Standard" style:list-style-name="L3">
      <style:text-properties fo:font-weight="normal" officeooo:rsid="00492d23" officeooo:paragraph-rsid="00492d23" style:font-weight-asian="normal" style:font-weight-complex="normal"/>
    </style:style>
    <style:style style:name="P148" style:family="paragraph" style:parent-style-name="Standard" style:list-style-name="L3">
      <style:text-properties fo:font-weight="normal" officeooo:rsid="00477093" officeooo:paragraph-rsid="00477093" style:font-weight-asian="normal" style:font-weight-complex="normal"/>
    </style:style>
    <style:style style:name="P149" style:family="paragraph" style:parent-style-name="Standard" style:list-style-name="L4">
      <style:text-properties fo:font-weight="normal" officeooo:rsid="004ba769" officeooo:paragraph-rsid="004ba769" style:font-weight-asian="normal" style:font-weight-complex="normal"/>
    </style:style>
    <style:style style:name="P150" style:family="paragraph" style:parent-style-name="Standard" style:list-style-name="L5">
      <style:text-properties fo:font-weight="normal" officeooo:rsid="005cf8dc" officeooo:paragraph-rsid="00618219" style:font-weight-asian="normal" style:font-weight-complex="normal"/>
    </style:style>
    <style:style style:name="P151" style:family="paragraph" style:parent-style-name="Standard" style:list-style-name="L5">
      <style:text-properties fo:font-weight="normal" officeooo:rsid="00618219" officeooo:paragraph-rsid="00618219" style:font-weight-asian="normal" style:font-weight-complex="normal"/>
    </style:style>
    <style:style style:name="P152" style:family="paragraph" style:parent-style-name="Standard" style:list-style-name="L5">
      <style:text-properties fo:font-weight="normal" officeooo:rsid="0064d624" officeooo:paragraph-rsid="0064d624" style:font-weight-asian="normal" style:font-weight-complex="normal"/>
    </style:style>
    <style:style style:name="P153" style:family="paragraph" style:parent-style-name="Standard" style:list-style-name="L6">
      <style:text-properties fo:font-weight="normal" officeooo:rsid="006b5498" officeooo:paragraph-rsid="006b5498" style:font-weight-asian="normal" style:font-weight-complex="normal"/>
    </style:style>
    <style:style style:name="P154" style:family="paragraph" style:parent-style-name="Standard" style:list-style-name="L7">
      <style:text-properties fo:font-weight="normal" officeooo:rsid="0079f59f" officeooo:paragraph-rsid="0079f59f" style:font-weight-asian="normal" style:font-weight-complex="normal"/>
    </style:style>
    <style:style style:name="P155" style:family="paragraph" style:parent-style-name="Standard" style:list-style-name="L8">
      <style:text-properties fo:font-weight="normal" officeooo:rsid="009e89ad" officeooo:paragraph-rsid="00a03fb0" style:font-weight-asian="normal" style:font-weight-complex="normal"/>
    </style:style>
    <style:style style:name="P156" style:family="paragraph" style:parent-style-name="Standard" style:list-style-name="L10">
      <style:text-properties fo:font-weight="normal" officeooo:rsid="00ace149" officeooo:paragraph-rsid="00ace149" style:font-weight-asian="normal" style:font-weight-complex="normal"/>
    </style:style>
    <style:style style:name="P157" style:family="paragraph" style:parent-style-name="Standard" style:list-style-name="L11">
      <style:text-properties fo:font-weight="normal" officeooo:rsid="00ae80f2" officeooo:paragraph-rsid="00ae80f2" style:font-weight-asian="normal" style:font-weight-complex="normal"/>
    </style:style>
    <style:style style:name="P158" style:family="paragraph" style:parent-style-name="Standard" style:list-style-name="L12">
      <style:text-properties fo:font-weight="normal" officeooo:rsid="00b8b253" officeooo:paragraph-rsid="00bf1bf8" style:font-weight-asian="normal" style:font-weight-complex="normal"/>
    </style:style>
    <style:style style:name="P159" style:family="paragraph" style:parent-style-name="Standard" style:list-style-name="L12">
      <style:text-properties fo:font-weight="normal" officeooo:rsid="00b8b253" officeooo:paragraph-rsid="00b8b253" style:font-weight-asian="normal" style:font-weight-complex="normal"/>
    </style:style>
    <style:style style:name="P160" style:family="paragraph" style:parent-style-name="Standard" style:list-style-name="L12">
      <style:text-properties fo:font-weight="normal" officeooo:rsid="00bbcfbc" officeooo:paragraph-rsid="00bbcfbc" style:font-weight-asian="normal" style:font-weight-complex="normal"/>
    </style:style>
    <style:style style:name="P161" style:family="paragraph" style:parent-style-name="Standard" style:list-style-name="L12">
      <style:text-properties fo:font-weight="normal" officeooo:rsid="00bd586b" officeooo:paragraph-rsid="00bd586b" style:font-weight-asian="normal" style:font-weight-complex="normal"/>
    </style:style>
    <style:style style:name="P162" style:family="paragraph" style:parent-style-name="Standard" style:list-style-name="L12">
      <style:text-properties fo:font-weight="normal" officeooo:rsid="00bf1bf8" officeooo:paragraph-rsid="00bf1bf8" style:font-weight-asian="normal" style:font-weight-complex="normal"/>
    </style:style>
    <style:style style:name="P163" style:family="paragraph" style:parent-style-name="Standard" style:list-style-name="L12">
      <style:text-properties fo:font-weight="normal" officeooo:rsid="00c06e84" officeooo:paragraph-rsid="00c06e84" style:font-weight-asian="normal" style:font-weight-complex="normal"/>
    </style:style>
    <style:style style:name="P164" style:family="paragraph" style:parent-style-name="Standard" style:list-style-name="L13">
      <style:text-properties fo:font-weight="normal" officeooo:rsid="00c21d36" officeooo:paragraph-rsid="00c21d36" style:font-weight-asian="normal" style:font-weight-complex="normal"/>
    </style:style>
    <style:style style:name="P165" style:family="paragraph" style:parent-style-name="Standard">
      <style:text-properties fo:font-weight="normal" officeooo:rsid="00c21d36" officeooo:paragraph-rsid="00c21d36" style:font-weight-asian="normal" style:font-weight-complex="normal"/>
    </style:style>
    <style:style style:name="P166" style:family="paragraph" style:parent-style-name="Standard">
      <style:text-properties fo:font-weight="normal" officeooo:rsid="00c5bddf" officeooo:paragraph-rsid="00c8e4e1" style:font-weight-asian="normal" style:font-weight-complex="normal"/>
    </style:style>
    <style:style style:name="P167" style:family="paragraph" style:parent-style-name="Standard" style:list-style-name="L14">
      <style:text-properties fo:font-weight="normal" officeooo:rsid="00cf07a2" officeooo:paragraph-rsid="00cf07a2" style:font-weight-asian="normal" style:font-weight-complex="normal"/>
    </style:style>
    <style:style style:name="P168" style:family="paragraph" style:parent-style-name="Standard" style:list-style-name="L15">
      <style:text-properties fo:font-weight="normal" officeooo:rsid="010024df" officeooo:paragraph-rsid="010024df" style:font-weight-asian="normal" style:font-weight-complex="normal"/>
    </style:style>
    <style:style style:name="P169" style:family="paragraph" style:parent-style-name="Standard" style:list-style-name="L16">
      <style:text-properties fo:font-weight="normal" officeooo:rsid="01007330" officeooo:paragraph-rsid="01007330" style:font-weight-asian="normal" style:font-weight-complex="normal"/>
    </style:style>
    <style:style style:name="P170" style:family="paragraph" style:parent-style-name="Standard" style:list-style-name="L17">
      <style:text-properties fo:font-weight="normal" officeooo:rsid="0103e39e" officeooo:paragraph-rsid="0103e39e" style:font-weight-asian="normal" style:font-weight-complex="normal"/>
    </style:style>
    <style:style style:name="P171" style:family="paragraph" style:parent-style-name="Standard">
      <style:text-properties fo:font-weight="normal" officeooo:rsid="00f1964e" officeooo:paragraph-rsid="00f178c0" style:font-weight-asian="normal" style:font-weight-complex="normal"/>
    </style:style>
    <style:style style:name="P172" style:family="paragraph" style:parent-style-name="Standard">
      <style:text-properties fo:font-weight="normal" officeooo:rsid="00f178c0" officeooo:paragraph-rsid="00f178c0" style:font-weight-asian="normal" style:font-weight-complex="normal"/>
    </style:style>
    <style:style style:name="P173" style:family="paragraph" style:parent-style-name="Standard">
      <style:text-properties fo:font-weight="normal" officeooo:rsid="010b76d6" officeooo:paragraph-rsid="010b76d6" style:font-weight-asian="normal" style:font-weight-complex="normal"/>
    </style:style>
    <style:style style:name="P174" style:family="paragraph" style:parent-style-name="Standard" style:list-style-name="L18">
      <style:text-properties fo:font-weight="normal" officeooo:rsid="010b76d6" officeooo:paragraph-rsid="010b76d6" style:font-weight-asian="normal" style:font-weight-complex="normal"/>
    </style:style>
    <style:style style:name="P175" style:family="paragraph" style:parent-style-name="Standard" style:list-style-name="L18">
      <style:text-properties fo:font-weight="normal" officeooo:rsid="010c4189" officeooo:paragraph-rsid="010c4189" style:font-weight-asian="normal" style:font-weight-complex="normal"/>
    </style:style>
    <style:style style:name="P176" style:family="paragraph" style:parent-style-name="Standard" style:list-style-name="L18">
      <style:text-properties fo:font-weight="normal" officeooo:rsid="010ed8cb" officeooo:paragraph-rsid="010ed8cb" style:font-weight-asian="normal" style:font-weight-complex="normal"/>
    </style:style>
    <style:style style:name="P177" style:family="paragraph" style:parent-style-name="Standard" style:list-style-name="L19">
      <style:text-properties fo:font-weight="normal" officeooo:rsid="0115e507" officeooo:paragraph-rsid="0115e507" style:font-weight-asian="normal" style:font-weight-complex="normal"/>
    </style:style>
    <style:style style:name="P178" style:family="paragraph" style:parent-style-name="Standard">
      <style:text-properties fo:font-weight="normal" officeooo:rsid="011f9087" officeooo:paragraph-rsid="011f9087" style:font-weight-asian="normal" style:font-weight-complex="normal"/>
    </style:style>
    <style:style style:name="P179" style:family="paragraph" style:parent-style-name="Standard">
      <style:text-properties fo:font-weight="normal" officeooo:rsid="011fab47" officeooo:paragraph-rsid="011fab47" style:font-weight-asian="normal" style:font-weight-complex="normal"/>
    </style:style>
    <style:style style:name="P180" style:family="paragraph" style:parent-style-name="Standard" style:list-style-name="L20">
      <style:text-properties fo:font-weight="normal" officeooo:rsid="011fab47" officeooo:paragraph-rsid="011fab47" style:font-weight-asian="normal" style:font-weight-complex="normal"/>
    </style:style>
    <style:style style:name="P181" style:family="paragraph" style:parent-style-name="Standard" style:list-style-name="L20">
      <style:text-properties fo:font-weight="normal" officeooo:rsid="012018ba" officeooo:paragraph-rsid="012018ba" style:font-weight-asian="normal" style:font-weight-complex="normal"/>
    </style:style>
    <style:style style:name="P182" style:family="paragraph" style:parent-style-name="Standard" style:list-style-name="L19">
      <style:text-properties fo:font-weight="normal" officeooo:paragraph-rsid="0115e507"/>
    </style:style>
    <style:style style:name="P183" style:family="paragraph" style:parent-style-name="Standard" style:list-style-name="L19">
      <style:text-properties fo:font-weight="normal" officeooo:rsid="011c4f36" officeooo:paragraph-rsid="011c4f36"/>
    </style:style>
    <style:style style:name="P184" style:family="paragraph" style:parent-style-name="Standard" style:list-style-name="L4">
      <style:text-properties fo:font-weight="bold" officeooo:rsid="004cb119" officeooo:paragraph-rsid="004cb119" style:font-weight-asian="bold" style:font-weight-complex="bold"/>
    </style:style>
    <style:style style:name="P185" style:family="paragraph" style:parent-style-name="Standard" style:list-style-name="L6">
      <style:text-properties fo:font-weight="bold" officeooo:rsid="006b5498" officeooo:paragraph-rsid="006b5498" style:font-weight-asian="bold" style:font-weight-complex="bold"/>
    </style:style>
    <style:style style:name="P186" style:family="paragraph" style:parent-style-name="Standard" style:list-style-name="L7">
      <style:text-properties fo:font-weight="bold" officeooo:rsid="0079f59f" officeooo:paragraph-rsid="0079f59f" style:font-weight-asian="bold" style:font-weight-complex="bold"/>
    </style:style>
    <style:style style:name="P187" style:family="paragraph" style:parent-style-name="Standard" style:list-style-name="L9">
      <style:text-properties fo:font-weight="bold" officeooo:rsid="00a03fb0" officeooo:paragraph-rsid="00a03fb0" style:font-weight-asian="bold" style:font-weight-complex="bold"/>
    </style:style>
    <style:style style:name="P188" style:family="paragraph" style:parent-style-name="Standard" style:list-style-name="L9">
      <style:text-properties fo:font-weight="bold" officeooo:rsid="00a38be4" officeooo:paragraph-rsid="00a38be4" style:font-weight-asian="bold" style:font-weight-complex="bold"/>
    </style:style>
    <style:style style:name="P189" style:family="paragraph" style:parent-style-name="Standard" style:list-style-name="L9">
      <style:text-properties fo:font-weight="bold" officeooo:rsid="00ab97ed" officeooo:paragraph-rsid="00ab97ed" style:font-weight-asian="bold" style:font-weight-complex="bold"/>
    </style:style>
    <style:style style:name="P190" style:family="paragraph" style:parent-style-name="Standard" style:list-style-name="L10">
      <style:text-properties fo:font-weight="bold" officeooo:rsid="00ae1daa" officeooo:paragraph-rsid="00ae1daa" style:font-weight-asian="bold" style:font-weight-complex="bold"/>
    </style:style>
    <style:style style:name="P191" style:family="paragraph" style:parent-style-name="Standard" style:list-style-name="L12">
      <style:text-properties fo:font-weight="bold" officeooo:rsid="00bf1bf8" officeooo:paragraph-rsid="00bf1bf8" style:font-weight-asian="bold" style:font-weight-complex="bold"/>
    </style:style>
    <style:style style:name="P192" style:family="paragraph" style:parent-style-name="Standard">
      <style:text-properties fo:font-weight="bold" officeooo:rsid="00fa1206" officeooo:paragraph-rsid="00fa1206" style:font-weight-asian="bold" style:font-weight-complex="bold"/>
    </style:style>
    <style:style style:name="P193" style:family="paragraph" style:parent-style-name="Standard">
      <style:text-properties fo:font-weight="bold" officeooo:rsid="010aba0a" officeooo:paragraph-rsid="010aba0a" style:font-weight-asian="bold" style:font-weight-complex="bold"/>
    </style:style>
    <style:style style:name="P194" style:family="paragraph" style:parent-style-name="Standard" style:list-style-name="L18">
      <style:text-properties fo:font-weight="bold" officeooo:rsid="010b76d6" officeooo:paragraph-rsid="010b76d6" style:font-weight-asian="bold" style:font-weight-complex="bold"/>
    </style:style>
    <style:style style:name="P195" style:family="paragraph" style:parent-style-name="Standard">
      <style:text-properties fo:font-weight="bold" officeooo:rsid="010b76d6" officeooo:paragraph-rsid="010b76d6" style:font-weight-asian="bold" style:font-weight-complex="bold"/>
    </style:style>
    <style:style style:name="P196" style:family="paragraph" style:parent-style-name="Standard" style:list-style-name="L18">
      <style:text-properties fo:font-weight="bold" officeooo:rsid="01102b92" officeooo:paragraph-rsid="01102b92" style:font-weight-asian="bold" style:font-weight-complex="bold"/>
    </style:style>
    <style:style style:name="P197" style:family="paragraph" style:parent-style-name="Standard">
      <style:text-properties fo:font-weight="bold" officeooo:rsid="0110fa4b" officeooo:paragraph-rsid="0110fa4b" style:font-weight-asian="bold" style:font-weight-complex="bold"/>
    </style:style>
    <style:style style:name="P198" style:family="paragraph" style:parent-style-name="Standard">
      <style:text-properties fo:font-weight="bold" officeooo:rsid="011418e4" officeooo:paragraph-rsid="011418e4" style:font-weight-asian="bold" style:font-weight-complex="bold"/>
    </style:style>
    <style:style style:name="P199" style:family="paragraph" style:parent-style-name="Standard">
      <style:text-properties fo:font-weight="bold" officeooo:rsid="011f5236" officeooo:paragraph-rsid="011f5236" style:font-weight-asian="bold" style:font-weight-complex="bold"/>
    </style:style>
    <style:style style:name="P200" style:family="paragraph" style:parent-style-name="Standard">
      <style:text-properties fo:font-weight="bold" officeooo:rsid="012139ca" officeooo:paragraph-rsid="012139ca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31c08" style:font-weight-asian="bold" style:font-weight-complex="bold"/>
    </style:style>
    <style:style style:name="T3" style:family="text">
      <style:text-properties fo:font-weight="bold" officeooo:rsid="007dcb7b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174f4c" style:font-weight-asian="normal" style:font-weight-complex="normal"/>
    </style:style>
    <style:style style:name="T6" style:family="text">
      <style:text-properties fo:font-weight="normal" officeooo:rsid="001fc39e" style:font-weight-asian="normal" style:font-weight-complex="normal"/>
    </style:style>
    <style:style style:name="T7" style:family="text">
      <style:text-properties fo:font-weight="normal" officeooo:rsid="002cc455" style:font-weight-asian="normal" style:font-weight-complex="normal"/>
    </style:style>
    <style:style style:name="T8" style:family="text">
      <style:text-properties fo:font-weight="normal" officeooo:rsid="0039964e" style:font-weight-asian="normal" style:font-weight-complex="normal"/>
    </style:style>
    <style:style style:name="T9" style:family="text">
      <style:text-properties fo:font-weight="normal" officeooo:rsid="003bd108" style:font-weight-asian="normal" style:font-weight-complex="normal"/>
    </style:style>
    <style:style style:name="T10" style:family="text">
      <style:text-properties fo:font-weight="normal" officeooo:rsid="003ec608" style:font-weight-asian="normal" style:font-weight-complex="normal"/>
    </style:style>
    <style:style style:name="T11" style:family="text">
      <style:text-properties fo:font-weight="normal" officeooo:rsid="003ecc91" style:font-weight-asian="normal" style:font-weight-complex="normal"/>
    </style:style>
    <style:style style:name="T12" style:family="text">
      <style:text-properties fo:font-weight="normal" officeooo:rsid="004f4a94" style:font-weight-asian="normal" style:font-weight-complex="normal"/>
    </style:style>
    <style:style style:name="T13" style:family="text">
      <style:text-properties fo:font-weight="normal" officeooo:rsid="00690eaf" style:font-weight-asian="normal" style:font-weight-complex="normal"/>
    </style:style>
    <style:style style:name="T14" style:family="text">
      <style:text-properties fo:font-weight="normal" officeooo:rsid="0072d9d6" style:font-weight-asian="normal" style:font-weight-complex="normal"/>
    </style:style>
    <style:style style:name="T15" style:family="text">
      <style:text-properties fo:font-weight="normal" officeooo:rsid="00818ff5" style:font-weight-asian="normal" style:font-weight-complex="normal"/>
    </style:style>
    <style:style style:name="T16" style:family="text">
      <style:text-properties fo:font-weight="normal" officeooo:rsid="0081f205" style:font-weight-asian="normal" style:font-weight-complex="normal"/>
    </style:style>
    <style:style style:name="T17" style:family="text">
      <style:text-properties fo:font-weight="normal" officeooo:rsid="00906875" style:font-weight-asian="normal" style:font-weight-complex="normal"/>
    </style:style>
    <style:style style:name="T18" style:family="text">
      <style:text-properties fo:font-weight="normal" officeooo:rsid="009454b2" style:font-weight-asian="normal" style:font-weight-complex="normal"/>
    </style:style>
    <style:style style:name="T19" style:family="text">
      <style:text-properties fo:font-weight="normal" officeooo:rsid="0099c3cb" style:font-weight-asian="normal" style:font-weight-complex="normal"/>
    </style:style>
    <style:style style:name="T20" style:family="text">
      <style:text-properties fo:font-weight="normal" officeooo:rsid="009b1197" style:font-weight-asian="normal" style:font-weight-complex="normal"/>
    </style:style>
    <style:style style:name="T21" style:family="text">
      <style:text-properties fo:font-weight="normal" officeooo:rsid="009cc161" style:font-weight-asian="normal" style:font-weight-complex="normal"/>
    </style:style>
    <style:style style:name="T22" style:family="text">
      <style:text-properties fo:font-weight="normal" officeooo:rsid="009db535" style:font-weight-asian="normal" style:font-weight-complex="normal"/>
    </style:style>
    <style:style style:name="T23" style:family="text">
      <style:text-properties fo:font-weight="normal" officeooo:rsid="009e3e00" style:font-weight-asian="normal" style:font-weight-complex="normal"/>
    </style:style>
    <style:style style:name="T24" style:family="text">
      <style:text-properties fo:font-weight="normal" officeooo:rsid="00a222c3" style:font-weight-asian="normal" style:font-weight-complex="normal"/>
    </style:style>
    <style:style style:name="T25" style:family="text">
      <style:text-properties fo:font-weight="normal" officeooo:rsid="00a53f91" style:font-weight-asian="normal" style:font-weight-complex="normal"/>
    </style:style>
    <style:style style:name="T26" style:family="text">
      <style:text-properties fo:font-weight="normal" officeooo:rsid="00a94f69" style:font-weight-asian="normal" style:font-weight-complex="normal"/>
    </style:style>
    <style:style style:name="T27" style:family="text">
      <style:text-properties fo:font-weight="normal" officeooo:rsid="00ab344b" style:font-weight-asian="normal" style:font-weight-complex="normal"/>
    </style:style>
    <style:style style:name="T28" style:family="text">
      <style:text-properties fo:font-weight="normal" officeooo:rsid="00ae7274" style:font-weight-asian="normal" style:font-weight-complex="normal"/>
    </style:style>
    <style:style style:name="T29" style:family="text">
      <style:text-properties fo:font-weight="normal" officeooo:rsid="00cb4388" style:font-weight-asian="normal" style:font-weight-complex="normal"/>
    </style:style>
    <style:style style:name="T30" style:family="text">
      <style:text-properties fo:font-weight="normal" officeooo:rsid="00e34c23" style:font-weight-asian="normal" style:font-weight-complex="normal"/>
    </style:style>
    <style:style style:name="T31" style:family="text">
      <style:text-properties fo:font-weight="normal" officeooo:rsid="00ebeae4" style:font-weight-asian="normal" style:font-weight-complex="normal"/>
    </style:style>
    <style:style style:name="T32" style:family="text">
      <style:text-properties fo:font-weight="normal" officeooo:rsid="00ed59ed" style:font-weight-asian="normal" style:font-weight-complex="normal"/>
    </style:style>
    <style:style style:name="T33" style:family="text">
      <style:text-properties fo:font-weight="normal" officeooo:rsid="00efaca7" style:font-weight-asian="normal" style:font-weight-complex="normal"/>
    </style:style>
    <style:style style:name="T34" style:family="text">
      <style:text-properties fo:font-weight="normal" officeooo:rsid="00f041fa" style:font-weight-asian="normal" style:font-weight-complex="normal"/>
    </style:style>
    <style:style style:name="T35" style:family="text">
      <style:text-properties fo:font-weight="normal" officeooo:rsid="00f1964e" style:font-weight-asian="normal" style:font-weight-complex="normal"/>
    </style:style>
    <style:style style:name="T36" style:family="text">
      <style:text-properties fo:font-weight="normal" officeooo:rsid="00f28911" style:font-weight-asian="normal" style:font-weight-complex="normal"/>
    </style:style>
    <style:style style:name="T37" style:family="text">
      <style:text-properties fo:font-weight="normal" officeooo:rsid="00f4eb61" style:font-weight-asian="normal" style:font-weight-complex="normal"/>
    </style:style>
    <style:style style:name="T38" style:family="text">
      <style:text-properties fo:font-weight="normal" officeooo:rsid="0112b4c8" style:font-weight-asian="normal" style:font-weight-complex="normal"/>
    </style:style>
    <style:style style:name="T39" style:family="text">
      <style:text-properties officeooo:rsid="00196d38"/>
    </style:style>
    <style:style style:name="T40" style:family="text">
      <style:text-properties officeooo:rsid="002cc455"/>
    </style:style>
    <style:style style:name="T41" style:family="text">
      <style:text-properties officeooo:rsid="003eb00a"/>
    </style:style>
    <style:style style:name="T42" style:family="text">
      <style:text-properties officeooo:rsid="00492d23"/>
    </style:style>
    <style:style style:name="T43" style:family="text">
      <style:text-properties officeooo:rsid="004efee5"/>
    </style:style>
    <style:style style:name="T44" style:family="text">
      <style:text-properties officeooo:rsid="0057a9dc"/>
    </style:style>
    <style:style style:name="T45" style:family="text">
      <style:text-properties officeooo:rsid="005cf8dc"/>
    </style:style>
    <style:style style:name="T46" style:family="text">
      <style:text-properties officeooo:rsid="0061dc06"/>
    </style:style>
    <style:style style:name="T47" style:family="text">
      <style:text-properties officeooo:rsid="00665d07"/>
    </style:style>
    <style:style style:name="T48" style:family="text">
      <style:text-properties officeooo:rsid="006ca55b"/>
    </style:style>
    <style:style style:name="T49" style:family="text">
      <style:text-properties officeooo:rsid="006e3098"/>
    </style:style>
    <style:style style:name="T50" style:family="text">
      <style:text-properties officeooo:rsid="00770aa9"/>
    </style:style>
    <style:style style:name="T51" style:family="text">
      <style:text-properties officeooo:rsid="007b7099"/>
    </style:style>
    <style:style style:name="T52" style:family="text">
      <style:text-properties officeooo:rsid="007d15c5"/>
    </style:style>
    <style:style style:name="T53" style:family="text">
      <style:text-properties officeooo:rsid="007ed59c"/>
    </style:style>
    <style:style style:name="T54" style:family="text">
      <style:text-properties officeooo:rsid="0089ec5a"/>
    </style:style>
    <style:style style:name="T55" style:family="text">
      <style:text-properties officeooo:rsid="008a6286"/>
    </style:style>
    <style:style style:name="T56" style:family="text">
      <style:text-properties officeooo:rsid="008c63d3"/>
    </style:style>
    <style:style style:name="T57" style:family="text">
      <style:text-properties fo:color="#ce181e"/>
    </style:style>
    <style:style style:name="T58" style:family="text">
      <style:text-properties officeooo:rsid="00ba655f"/>
    </style:style>
    <style:style style:name="T59" style:family="text">
      <style:text-properties officeooo:rsid="00dd75f2"/>
    </style:style>
    <style:style style:name="T60" style:family="text">
      <style:text-properties officeooo:rsid="00e34c23"/>
    </style:style>
    <style:style style:name="T61" style:family="text">
      <style:text-properties officeooo:rsid="00e4ce34"/>
    </style:style>
    <style:style style:name="T62" style:family="text">
      <style:text-properties officeooo:rsid="00f9b81d"/>
    </style:style>
    <style:style style:name="T63" style:family="text">
      <style:text-properties officeooo:rsid="00faca41"/>
    </style:style>
    <style:style style:name="T64" style:family="text">
      <style:text-properties officeooo:rsid="01058c9e"/>
    </style:style>
    <style:style style:name="T65" style:family="text">
      <style:text-properties officeooo:rsid="01058f20"/>
    </style:style>
    <style:style style:name="T66" style:family="text">
      <style:text-properties officeooo:rsid="010cd265"/>
    </style:style>
    <style:style style:name="T67" style:family="text">
      <style:text-properties fo:font-variant="normal" fo:text-transform="none" fo:color="#444444" style:font-name="Helvetica Neue" fo:font-size="9.75pt" fo:letter-spacing="normal" fo:font-style="normal"/>
    </style:style>
    <style:style style:name="T68" style:family="text">
      <style:text-properties style:font-weight-asian="normal" style:font-weight-complex="normal"/>
    </style:style>
    <style:style style:name="T69" style:family="text">
      <style:text-properties officeooo:rsid="0115e507" style:font-weight-asian="normal" style:font-weight-complex="normal"/>
    </style:style>
    <style:style style:name="T70" style:family="text">
      <style:text-properties officeooo:rsid="00c21d36" style:font-weight-asian="normal" style:font-weight-complex="normal"/>
    </style:style>
    <style:style style:name="T71" style:family="text">
      <style:text-properties officeooo:rsid="01167444" style:font-weight-asian="normal" style:font-weight-complex="normal"/>
    </style:style>
    <style:style style:name="T72" style:family="text">
      <style:text-properties officeooo:rsid="01181e78" style:font-weight-asian="normal" style:font-weight-complex="normal"/>
    </style:style>
    <style:style style:name="T73" style:family="text">
      <style:text-properties officeooo:rsid="01186f79" style:font-weight-asian="normal" style:font-weight-complex="normal"/>
    </style:style>
    <style:style style:name="T74" style:family="text">
      <style:text-properties officeooo:rsid="011a53f0" style:font-weight-asian="normal" style:font-weight-complex="normal"/>
    </style:style>
    <style:style style:name="T75" style:family="text">
      <style:text-properties fo:font-style="italic" officeooo:rsid="01181e78" style:font-style-asian="italic" style:font-weight-asian="normal" style:font-style-complex="italic" style:font-weight-complex="normal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0339in" fo:text-indent="-0.25in" fo:margin-left="1.0339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839in" fo:text-indent="-0.25in" fo:margin-left="1.2839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339in" fo:text-indent="-0.25in" fo:margin-left="1.5339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839in" fo:text-indent="-0.25in" fo:margin-left="1.7839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0339in" fo:text-indent="-0.25in" fo:margin-left="2.0339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839in" fo:text-indent="-0.25in" fo:margin-left="2.2839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339in" fo:text-indent="-0.25in" fo:margin-left="2.5339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839in" fo:text-indent="-0.25in" fo:margin-left="2.7839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0339in" fo:text-indent="-0.25in" fo:margin-left="3.0339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839in" fo:text-indent="-0.25in" fo:margin-left="3.2839in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3">Notes on AWS – Solutions Architect Associate Exam</text:p>
      <text:p text:style-name="P1">Types of exams rated with difficulty </text:p>
      <text:list xml:id="list2569418635" text:style-name="L1">
        <text:list-item>
          <text:p text:style-name="P141">CCP</text:p>
        </text:list-item>
        <text:list-item>
          <text:p text:style-name="P141">solutions architect</text:p>
        </text:list-item>
        <text:list-item>
          <text:p text:style-name="P141">sysops</text:p>
        </text:list-item>
        <text:list-item>
          <text:p text:style-name="P141">developer associate</text:p>
        </text:list-item>
        <text:list-item>
          <text:p text:style-name="P141">security specialty</text:p>
        </text:list-item>
        <text:list-item>
          <text:p text:style-name="P141">advanced netowrking speciality</text:p>
        </text:list-item>
        <text:list-item>
          <text:p text:style-name="P141">devops pro</text:p>
        </text:list-item>
        <text:list-item>
          <text:p text:style-name="P141">solutions architect pro</text:p>
        </text:list-item>
      </text:list>
      <text:p text:style-name="P1"/>
      <text:p text:style-name="P60">Exam blueprint</text:p>
      <text:p text:style-name="P2">130 min in length</text:p>
      <text:p text:style-name="P2">60 – 80 questions </text:p>
      <text:p text:style-name="P2">passing score needed: 720/1000</text:p>
      <text:p text:style-name="P3">valid for 2 years.</text:p>
      <text:p text:style-name="P3">Scenario-based questions – <text:span text:style-name="T2">SIMILAR TO COMPTIA AND ISC</text:span></text:p>
      <text:p text:style-name="P4"/>
      <text:p text:style-name="P63">History of AWS</text:p>
      <text:p text:style-name="P61">Chris Pinkham and Benjamin black presented a paper on internal infrastructure.</text:p>
      <text:p text:style-name="P61">Business case – <text:span text:style-name="T4">sell</text:span><text:span text:style-name="T5">ing extra computing power to others.</text:span></text:p>
      <text:p text:style-name="P62">First service SQS – Simple queue service – <text:span text:style-name="T39">2004</text:span></text:p>
      <text:p text:style-name="P5">AWS – launched in 2006 </text:p>
      <text:p text:style-name="P64">2007 over 180K developers on the platform </text:p>
      <text:p text:style-name="P65">2010 – <text:span text:style-name="T4">Re:Invent conference for AWS develo</text:span><text:span text:style-name="T6">pers </text:span></text:p>
      <text:p text:style-name="P66">2013<text:span text:style-name="T4"> certs launched.</text:span></text:p>
      <text:p text:style-name="P6"/>
      <text:p text:style-name="P131"><text:span text:style-name="T57">AWS – 10000 Foot Overview</text:span> </text:p>
      <text:p text:style-name="P67">AWS global infrastructure</text:p>
      <text:p text:style-name="P7">There are <text:span text:style-name="T1">19 regions, 57 availability zones.</text:span></text:p>
      <text:p text:style-name="P8">Availability zones are a bunch of data centers in a close physical proximity of one another. </text:p>
      <text:p text:style-name="P68">Region – <text:span text:style-name="T4">has 2 or more AZ.</text:span></text:p>
      <text:p text:style-name="P9"/>
      <text:p text:style-name="P69">Cloud Front – AWS’s CDN, <text:s/><text:span text:style-name="T7">It uses </text:span><text:span text:style-name="T40">Edge locations, </text:span><text:span text:style-name="T7">endpoints that cache content. </text:span></text:p>
      <text:p text:style-name="P70">There are more than 150 edge locations.</text:p>
      <text:p text:style-name="P13"/>
      <text:p text:style-name="P134">Identity Access Management (IAM)</text:p>
      <text:p text:style-name="P10">It allows you to manage users and their level of access to the AWS console. </text:p>
      <text:p text:style-name="P11">Think of IAM as Active Directory </text:p>
      <text:p text:style-name="P4"/>
      <text:p text:style-name="P71">You can </text:p>
      <text:list xml:id="list1800325932" text:style-name="L2">
        <text:list-item>
          <text:p text:style-name="P142">share access </text:p>
        </text:list-item>
        <text:list-item>
          <text:p text:style-name="P142">granular access – login with FB, gmail </text:p>
        </text:list-item>
        <text:list-item>
          <text:p text:style-name="P142">identity federation – use with AD, Facebook, LinkedIn </text:p>
        </text:list-item>
        <text:list-item>
          <text:p text:style-name="P143">has MFA2 </text:p>
        </text:list-item>
        <text:list-item>
          <text:p text:style-name="P144">temp access to users/devices</text:p>
        </text:list-item>
        <text:list-item>
          <text:p text:style-name="P145">has password rotation policy </text:p>
        </text:list-item>
        <text:list-item>
          <text:p text:style-name="P146">supports PCI-DSS compliance </text:p>
        </text:list-item>
      </text:list>
      <text:p text:style-name="P73"><text:soft-page-break/>User – <text:span text:style-name="T4">individual users</text:span></text:p>
      <text:p text:style-name="P73"><text:span text:style-name="T4"><text:tab/></text:span><text:span text:style-name="T41">Power users – </text:span><text:span text:style-name="T10">access to aws services except for management of groups and users</text:span><text:span text:style-name="T4"> </text:span></text:p>
      <text:p text:style-name="P73"><text:span text:style-name="T4"><text:tab/></text:span><text:span text:style-name="T11">-all users are configured globally</text:span></text:p>
      <text:p text:style-name="P72">Groups – <text:span text:style-name="T4">can apply certain security settings to many uses</text:span></text:p>
      <text:p text:style-name="P72">Policies – <text:span text:style-name="T4">guidelines for how security settings should be applied, </text:span><text:span text:style-name="T8">appear in JSON format </text:span></text:p>
      <text:p text:style-name="P72"><text:span text:style-name="T8"><text:tab/>-</text:span><text:span text:style-name="T11">all policies are configured for global use</text:span></text:p>
      <text:p text:style-name="P74">Roles – <text:span text:style-name="T9">create a role and assign to a resource, manage CIA to resources (e.g. read, read/write)</text:span></text:p>
      <text:p text:style-name="P76"/>
      <text:p text:style-name="P4"/>
      <text:p text:style-name="P75">CloudWatch</text:p>
      <text:p text:style-name="P12">You can setup alerts to notify you when resources are passed a certain threshold, costs are at a certain percent and other crteria. </text:p>
      <text:p text:style-name="P4"/>
      <text:p text:style-name="P135">S3 and CloudFront</text:p>
      <text:p text:style-name="P78">S3 – Object storage – <text:span text:style-name="T4">secure, durable, highly scalable storage, object-based storage </text:span></text:p>
      <text:p text:style-name="P78">Read after write consistency – <text:span text:style-name="T4">just means you can read the file after a successful upload</text:span></text:p>
      <text:p text:style-name="P78">Eventual consistency – <text:span text:style-name="T4">you’ll have to wait before reading the file you uploaded, overwrite specific </text:span></text:p>
      <text:p text:style-name="P78">S3 schema – <text:span text:style-name="T4">key value pair, version ID</text:span></text:p>
      <text:p text:style-name="P14">- it can be under control lists, and is available for torrenting</text:p>
      <text:p text:style-name="P78">It has 11 9s availability </text:p>
      <text:p text:style-name="P14"/>
      <text:p text:style-name="P78">Tiers of S3</text:p>
      <text:p text:style-name="P78">Standard – <text:span text:style-name="T4">normal, 11 9s of </text:span><text:span text:style-name="T18">durability. 2 9’s availability </text:span><text:span text:style-name="T4"><text:s/></text:span></text:p>
      <text:p text:style-name="P78">S3 – IA (infrequent access) – <text:span text:style-name="T4">lower fees </text:span></text:p>
      <text:p text:style-name="P78">S3 – 1 AZ, IA - <text:span text:style-name="T4">`1 avaialbility zone, 1 infrequent access </text:span></text:p>
      <text:p text:style-name="P100">S3 – RRS – Reduced Redundancy storage – <text:span text:style-name="T4">99.99 avaialability</text:span> </text:p>
      <text:p text:style-name="P78">s3 glacier – <text:span text:style-name="T4">used for data archive,3 types – standard, expedited, bulk </text:span></text:p>
      <text:p text:style-name="P14"/>
      <text:p text:style-name="P78">How S3 is billed</text:p>
      <text:p text:style-name="P14">Factors: storage amount, requests to that storage, storage management pricing (cost for tags), data transfer speeds, data transfer acceleration, </text:p>
      <text:p text:style-name="P14"/>
      <text:p text:style-name="P78">CloudFront - CDN Overview </text:p>
      <text:p text:style-name="P78">Network of edge locations that are used to serve data faster, way to acccess data, </text:p>
      <text:p text:style-name="P14">Origin – where the locations fetch their data </text:p>
      <text:p text:style-name="P78">CloudFront can host any AWS service and non-aws origin server </text:p>
      <text:p text:style-name="P14"/>
      <text:p text:style-name="P78">How CloudFront is billed </text:p>
      <text:p text:style-name="P14">Charged for clearing objects </text:p>
      <text:p text:style-name="P4"/>
      <text:p text:style-name="P79">S3 Lab Notes</text:p>
      <text:p text:style-name="P15">Remember, S3 must have unique universal names. </text:p>
      <text:p text:style-name="P15">Also, the permissions to the bucket must be set first, before you can edit the settings of each individual file. </text:p>
      <text:p text:style-name="P79"/>
      <text:p text:style-name="P79">Version Control Lab Notes</text:p>
      <text:p text:style-name="P16">When deleting files with version enabled, a file will be saved as a delete marker. </text:p>
      <text:p text:style-name="P17">Versioning can only be enabled or suspended. </text:p>
      <text:p text:style-name="P17">You can integrate with lifecycle rules ‘</text:p>
      <text:p text:style-name="P17"><text:soft-page-break/>Versioning MFA delete can require MFA when deleting a file</text:p>
      <text:p text:style-name="P80">Cross Region Replication <text:span text:style-name="T42">Lab</text:span></text:p>
      <text:p text:style-name="P18">All your doing is backing up your s3 bucket in 1 region to another. </text:p>
      <text:p text:style-name="P18">After backing up, NO NEW FILES CAN BE READ IN THE NEW BUCKET </text:p>
      <text:p text:style-name="P81">You must run these commands to view them from the CLI.</text:p>
      <text:p text:style-name="P18">Install these tools</text:p>
      <text:list xml:id="list1494447090" text:style-name="L3">
        <text:list-item>
          <text:p text:style-name="P147">curl "https://s3.amazonaws.com/aws-cli/awscli-bundle.zip" -o "awscli-bundle.zip"</text:p>
        </text:list-item>
        <text:list-item>
          <text:p text:style-name="P147">unzip awscli-bundle.zip</text:p>
        </text:list-item>
        <text:list-item>
          <text:p text:style-name="P147">./awscli-bundle/install -b ~/bin/aws</text:p>
        </text:list-item>
        <text:list-item>
          <text:p text:style-name="P148"/>
        </text:list-item>
      </text:list>
      <text:p text:style-name="P4"/>
      <text:p text:style-name="P82">After install run these:</text:p>
      <text:list xml:id="list3168828046" text:style-name="L4">
        <text:list-item>
          <text:p text:style-name="P149"><text:span text:style-name="T1">aws configure </text:span>– enter in your access key and secret ID</text:p>
        </text:list-item>
        <text:list-item>
          <text:p text:style-name="P149"><text:span text:style-name="T1">aws s3 ls </text:span>– list out all your s3 buckets</text:p>
        </text:list-item>
        <text:list-item>
          <text:p text:style-name="P184">aws s3 cp – recursive <text:span text:style-name="T43">s3://&lt;origin-bucket&gt; <text:s/>s3://&lt;destination-bucket&gt; - </text:span><text:span text:style-name="T12">this will cp all files from1 origin bucket to the destination bucket </text:span></text:p>
        </text:list-item>
      </text:list>
      <text:p text:style-name="P19"/>
      <text:p text:style-name="P83">NOTE: When deleting files in the origin bucket, it WONT delete them in the destination bucket. <text:span text:style-name="T4">This is an AWS security measure.</text:span></text:p>
      <text:p text:style-name="P26">You cannot use daisy chaining. </text:p>
      <text:p text:style-name="P130"/>
      <text:p text:style-name="P84">Lifecycle Management – S3 – IA &amp; Glacier <text:span text:style-name="T44">Lab</text:span></text:p>
      <text:p text:style-name="P85">Glacier – low cost archive option </text:p>
      <text:p text:style-name="P20">This lifecycle management can be used with versioning. Applied to current and previous versions. </text:p>
      <text:p text:style-name="P20">Set the transition or/and set it to expire objects in the glacier lab</text:p>
      <text:p text:style-name="P4"/>
      <text:p text:style-name="P86">CDN CloudFront Lab</text:p>
      <text:p text:style-name="P21">Click get started in AWS console, select cloudfront.</text:p>
      <text:p text:style-name="P21">Origin domain name is just the service you are hosting</text:p>
      <text:p text:style-name="P21">origin -id - </text:p>
      <text:p text:style-name="P99">Distribution – <text:span text:style-name="T17">Web distribution and RTMP (media streaming)</text:span></text:p>
      <text:p text:style-name="P21"/>
      <text:p text:style-name="P87">S3 <text:s/>Security and Encryption</text:p>
      <text:p text:style-name="P22">By default, all buckets are private. It used the phrase of least privilege. You start easing up access to this bucket </text:p>
      <text:p text:style-name="P88">4 types of encryption </text:p>
      <text:p text:style-name="P23">IN TRANSIT - <text:span text:style-name="T45">ssl/tls</text:span></text:p>
      <text:p text:style-name="P24">AT REST – </text:p>
      <text:p text:style-name="P27">Service Side encryption –</text:p>
      <text:list xml:id="list3921547868" text:style-name="L5">
        <text:list-item>
          <text:p text:style-name="P150">uses s3 managed keys, EACH OBJECT HAS ITS OWN KEY , use AWS-256 encryption - SSE-S3</text:p>
        </text:list-item>
        <text:list-item>
          <text:p text:style-name="P151">AWS KMS – <text:span text:style-name="T46">Managed keys- SSE-KMS, provides an audit trail </text:span></text:p>
        </text:list-item>
        <text:list-item>
          <text:p text:style-name="P152">SSE -C – customer provided keys, YOU MANAGE THE ENCRYPTION KEYS, <text:span text:style-name="T47">YOU MANAGE THEY KEYS </text:span></text:p>
        </text:list-item>
      </text:list>
      <text:p text:style-name="P25">Client-side encryption – encrypt data on the client, then upload to S3.</text:p>
      <text:p text:style-name="P77"/>
      <text:p text:style-name="P89">S3 Storage gateway </text:p>
      <text:p text:style-name="P89"><text:span text:style-name="T4">connects on premise software appliance with cloud-based storage . </text:span><text:span text:style-name="T13">Connect a web app at your site to the cloud specifically acting as storage </text:span></text:p>
      <text:p text:style-name="P90"><text:soft-page-break/>Download as a VM, <text:span text:style-name="T4">and support it in your datacenter. </text:span></text:p>
      <text:p text:style-name="P28"/>
      <text:p text:style-name="P91">4 types of storage gateway: </text:p>
      <text:list xml:id="list3731924977" text:style-name="L6">
        <text:list-item>
          <text:p text:style-name="P185">File Gateway – NFS – <text:span text:style-name="T4">Network File system, stores the files in S3, </text:span><text:span text:style-name="T14">stored to cloud, non-on premise</text:span></text:p>
        </text:list-item>
        <text:list-item>
          <text:p text:style-name="P185">Volumes gateway (iSCSI) – <text:span text:style-name="T4">block based storage, useful for Operating systems, (e.g. backing up server operating systems and their configurations.) </text:span><text:span text:style-name="T48">WILL SHOW UP AS VIRTUAL HARD DISKS </text:span></text:p>
          <text:list>
            <text:list-item>
              <text:p text:style-name="P153">Stored volumes – store them onsite, <text:span text:style-name="T49">stored as EBS</text:span></text:p>
            </text:list-item>
            <text:list-item>
              <text:p text:style-name="P153">Cached volumes <text:s/>- store recently used to the cloud, <text:span text:style-name="T49">copy most recent data used on prem, other data is uploaded to the cloud, stored in standard S3</text:span></text:p>
            </text:list-item>
          </text:list>
        </text:list-item>
        <text:list-item>
          <text:p text:style-name="P185">Tape Gateway – <text:span text:style-name="T4">VTL – VIRTUAL TAPES – send virtual tapes to the cloud, </text:span></text:p>
        </text:list-item>
      </text:list>
      <text:p text:style-name="P29"/>
      <text:p text:style-name="P92">S3 storage – <text:span text:style-name="T54">S</text:span>nowball</text:p>
      <text:p text:style-name="P32"><text:span text:style-name="T1">import/export</text:span> – old way of transferring data</text:p>
      <text:p text:style-name="P32"/>
      <text:p text:style-name="P31">Storing for data size that is larger (think TB), physical device is shipped to you, you store all data on it and ship it back to AW<text:span text:style-name="T50">S.</text:span></text:p>
      <text:p text:style-name="P31"/>
      <text:p text:style-name="P94">3 types:</text:p>
      <text:list xml:id="list1460956581" text:style-name="L7">
        <text:list-item>
          <text:p text:style-name="P154"><text:span text:style-name="T1">Snowball</text:span> - <text:span text:style-name="T51">petabyte scale data transfer solution, lower cast, more secure, 18TB – 50TB </text:span></text:p>
        </text:list-item>
        <text:list-item>
          <text:p text:style-name="P154"><text:span text:style-name="T1">Snowball Edge </text:span>– <text:span text:style-name="T52">contain 100TB data, onboard storage and computing capability – </text:span><text:span text:style-name="T3">little AWS data center, </text:span><text:span text:style-name="T53">you can run lambda computing capabilities, E.g. airplanes use this to collect data, compute operations on that data, then collect it when the plane lands</text:span></text:p>
        </text:list-item>
        <text:list-item>
          <text:p text:style-name="P186">Snowmobile – <text:span text:style-name="T15">large truck storage – hundreds of petabyte up to exabyte data , </text:span><text:span text:style-name="T16">100PB max size, </text:span></text:p>
        </text:list-item>
      </text:list>
      <text:p text:style-name="P93"/>
      <text:p text:style-name="P95">How to order one -</text:p>
      <text:p text:style-name="P33">It is under the services in the AWS Console. Create a job, then order one.</text:p>
      <text:p text:style-name="P34">You will need a manifest and a secret access code to login to the snowball.</text:p>
      <text:p text:style-name="P34"/>
      <text:p text:style-name="P96">S3 – transfer acceleration</text:p>
      <text:p text:style-name="P35">Transfer acceleration uses Cloudfront to increase the uploads speed to an S3 bucket. <text:line-break/><text:span text:style-name="T55">It uploads the file to an edge location, which will then load that to the origin bucket. </text:span></text:p>
      <text:p text:style-name="P30"/>
      <text:p text:style-name="P97">S3 – Setting up a static website on S<text:span text:style-name="T56">3</text:span></text:p>
      <text:p text:style-name="P36">create a new bucket</text:p>
      <text:p text:style-name="P36">go to permissions and setup static hosting. Specify the host page and error page.</text:p>
      <text:p text:style-name="P36">Use bucket policy to make all objects public.</text:p>
      <text:p text:style-name="P98"><text:s/></text:p>
      <text:p text:style-name="P136">EC2 – Elastic Compute Cloud </text:p>
      <text:p text:style-name="P37">Online Virtual machines, computing capacity </text:p>
      <text:p text:style-name="P101">On demand – <text:span text:style-name="T4">get billed for the computing power you use, </text:span></text:p>
      <text:list xml:id="list3189016175" text:style-name="L8">
        <text:list-item>
          <text:p text:style-name="P155">low cost, flexible, good for unpredictable workloads</text:p>
        </text:list-item>
      </text:list>
      <text:p text:style-name="P102">Reserved – <text:span text:style-name="T19">provides capacity reservation and offer a significant discount on hourly charge of applications . </text:span><text:span text:style-name="T20">1y-3yr terms</text:span></text:p>
      <text:list xml:id="list3627269449" text:style-name="L9">
        <text:list-item>
          <text:p text:style-name="P187"><text:span text:style-name="T20">u</text:span><text:span text:style-name="T4">seful for applications with predictable usage</text:span><text:span text:style-name="T24">, lower costs</text:span></text:p>
        </text:list-item>
        <text:list-item>
          <text:p text:style-name="P188">standard reserved instances(RI) – <text:span text:style-name="T25">up to 75% discount</text:span></text:p>
        </text:list-item>
        <text:list-item>
          <text:p text:style-name="P188">convertible RI – <text:span text:style-name="T26">up to 54% discount, </text:span><text:span text:style-name="T27">change your reservations when needed</text:span></text:p>
        </text:list-item>
        <text:list-item>
          <text:p text:style-name="P189">scheduled RI – <text:span text:style-name="T4">reserve a time window </text:span></text:p>
        </text:list-item>
      </text:list>
      <text:p text:style-name="P103"><text:soft-page-break/>Spot instances – <text:span text:style-name="T20">big a price on a capacity, greater savings if your applications on start and end times, </text:span></text:p>
      <text:list xml:id="list1252397709" text:style-name="L10">
        <text:list-item>
          <text:p text:style-name="P156">only feasible at low compute prices, </text:p>
        </text:list-item>
        <text:list-item>
          <text:p text:style-name="P190"><text:span text:style-name="T4">e.g. pharm companies do this </text:span><text:span text:style-name="T28">say running computation at 4 am on Sunday </text:span></text:p>
        </text:list-item>
      </text:list>
      <text:p text:style-name="P40"/>
      <text:p text:style-name="P104">Dedicated hosts – <text:span text:style-name="T21">physical ec2 dedicated server </text:span><text:span text:style-name="T22">to you only. </text:span><text:span text:style-name="T23">Reduce costs by using existing server-bound software licenses</text:span></text:p>
      <text:list xml:id="list3090741172" text:style-name="L11">
        <text:list-item>
          <text:p text:style-name="P157">useful for regulatory requirements that may not support multi-tenant virtualization</text:p>
        </text:list-item>
        <text:list-item>
          <text:p text:style-name="P157">great for licensing </text:p>
        </text:list-item>
        <text:list-item>
          <text:p text:style-name="P157">can be purchased on -demand</text:p>
        </text:list-item>
      </text:list>
      <text:p text:style-name="P38"/>
      <text:p text:style-name="P105">Most commonly used EC2 types:</text:p>
      <text:p text:style-name="P39">D – dense storage</text:p>
      <text:p text:style-name="P39">R – memory optimized</text:p>
      <text:p text:style-name="P39">M – general purpose</text:p>
      <text:p text:style-name="P39">C – compute optimized</text:p>
      <text:p text:style-name="P39">G – graphics intensive</text:p>
      <text:p text:style-name="P39">I – high speed storage</text:p>
      <text:p text:style-name="P39">F – field programmable gate array </text:p>
      <text:p text:style-name="P39">T – lowest cost</text:p>
      <text:p text:style-name="P39">P – graphics general purpose</text:p>
      <text:p text:style-name="P39">X – mem optimized</text:p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138">F1</text:p>
          </table:table-cell>
          <table:table-cell table:style-name="Table1.A1" office:value-type="string">
            <text:p text:style-name="P41">Field programmable gate array</text:p>
          </table:table-cell>
          <table:table-cell table:style-name="Table1.C1" office:value-type="string">
            <text:p text:style-name="P41">used for genome research, finance analytics, real-time video processing, big data</text:p>
          </table:table-cell>
        </table:table-row>
        <table:table-row>
          <table:table-cell table:style-name="Table1.A2" office:value-type="string">
            <text:p text:style-name="P138">I2</text:p>
          </table:table-cell>
          <table:table-cell table:style-name="Table1.A2" office:value-type="string">
            <text:p text:style-name="P139">High speed storage</text:p>
          </table:table-cell>
          <table:table-cell table:style-name="Table1.C2" office:value-type="string">
            <text:p text:style-name="P139">NoSQl Dbsm data warehousing</text:p>
          </table:table-cell>
        </table:table-row>
        <table:table-row>
          <table:table-cell table:style-name="Table1.A2" office:value-type="string">
            <text:p text:style-name="P138">G3</text:p>
          </table:table-cell>
          <table:table-cell table:style-name="Table1.A2" office:value-type="string">
            <text:p text:style-name="P139">Graphics intensive</text:p>
          </table:table-cell>
          <table:table-cell table:style-name="Table1.C2" office:value-type="string">
            <text:p text:style-name="P139">Video encoding/3d application streaming</text:p>
          </table:table-cell>
        </table:table-row>
        <table:table-row>
          <table:table-cell table:style-name="Table1.A2" office:value-type="string">
            <text:p text:style-name="P138">H1</text:p>
          </table:table-cell>
          <table:table-cell table:style-name="Table1.A2" office:value-type="string">
            <text:p text:style-name="P139">High disk throughput</text:p>
          </table:table-cell>
          <table:table-cell table:style-name="Table1.C2" office:value-type="string">
            <text:p text:style-name="P139">Distributed file systems</text:p>
          </table:table-cell>
        </table:table-row>
        <table:table-row>
          <table:table-cell table:style-name="Table1.A2" office:value-type="string">
            <text:p text:style-name="P138">T2</text:p>
          </table:table-cell>
          <table:table-cell table:style-name="Table1.A2" office:value-type="string">
            <text:p text:style-name="P139">Lowest cost, general purpose</text:p>
          </table:table-cell>
          <table:table-cell table:style-name="Table1.C2" office:value-type="string">
            <text:p text:style-name="P139">Web servers/small dbs</text:p>
          </table:table-cell>
        </table:table-row>
        <table:table-row>
          <table:table-cell table:style-name="Table1.A2" office:value-type="string">
            <text:p text:style-name="P138">D2</text:p>
          </table:table-cell>
          <table:table-cell table:style-name="Table1.A2" office:value-type="string">
            <text:p text:style-name="P139">Dense storage</text:p>
          </table:table-cell>
          <table:table-cell table:style-name="Table1.C2" office:value-type="string">
            <text:p text:style-name="P139">fileservers/datawarehousing/hadoop</text:p>
          </table:table-cell>
        </table:table-row>
        <table:table-row>
          <table:table-cell table:style-name="Table1.A2" office:value-type="string">
            <text:p text:style-name="P138">R4</text:p>
          </table:table-cell>
          <table:table-cell table:style-name="Table1.A2" office:value-type="string">
            <text:p text:style-name="P139">Memory optimized</text:p>
          </table:table-cell>
          <table:table-cell table:style-name="Table1.C2" office:value-type="string">
            <text:p text:style-name="P139">Mem intensive apps</text:p>
          </table:table-cell>
        </table:table-row>
        <table:table-row>
          <table:table-cell table:style-name="Table1.A2" office:value-type="string">
            <text:p text:style-name="P138">M5</text:p>
          </table:table-cell>
          <table:table-cell table:style-name="Table1.A2" office:value-type="string">
            <text:p text:style-name="P139">General purpose</text:p>
          </table:table-cell>
          <table:table-cell table:style-name="Table1.C2" office:value-type="string">
            <text:p text:style-name="P139">Application servers</text:p>
          </table:table-cell>
        </table:table-row>
        <table:table-row>
          <table:table-cell table:style-name="Table1.A2" office:value-type="string">
            <text:p text:style-name="P138">C5</text:p>
          </table:table-cell>
          <table:table-cell table:style-name="Table1.A2" office:value-type="string">
            <text:p text:style-name="P139">Compute optimized</text:p>
          </table:table-cell>
          <table:table-cell table:style-name="Table1.C2" office:value-type="string">
            <text:p text:style-name="P139">Cpu intensive apps/dbs</text:p>
          </table:table-cell>
        </table:table-row>
        <table:table-row>
          <table:table-cell table:style-name="Table1.A2" office:value-type="string">
            <text:p text:style-name="P138">P3</text:p>
          </table:table-cell>
          <table:table-cell table:style-name="Table1.A2" office:value-type="string">
            <text:p text:style-name="P139">Graphic general purpose gpu</text:p>
          </table:table-cell>
          <table:table-cell table:style-name="Table1.C2" office:value-type="string">
            <text:p text:style-name="P139">Machine learning/bitcoin mining</text:p>
          </table:table-cell>
        </table:table-row>
        <table:table-row>
          <table:table-cell table:style-name="Table1.A2" office:value-type="string">
            <text:p text:style-name="P138">X1</text:p>
          </table:table-cell>
          <table:table-cell table:style-name="Table1.A2" office:value-type="string">
            <text:p text:style-name="P139">Memory optimized</text:p>
          </table:table-cell>
          <table:table-cell table:style-name="Table1.C2" office:value-type="string">
            <text:p text:style-name="P140">SAP HANA, apache spark</text:p>
          </table:table-cell>
        </table:table-row>
        <table:table-row>
          <table:table-cell table:style-name="Table1.A2" office:value-type="string">
            <text:p text:style-name="P137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</table:table>
      <text:p text:style-name="P105"/>
      <text:p text:style-name="P41"/>
      <text:p text:style-name="P106">EBS</text:p>
      <text:p text:style-name="P42">Think of these as virtual disks </text:p>
      <text:p text:style-name="P106">Types of EBS:</text:p>
      <text:list xml:id="list4098624419" text:style-name="L12">
        <text:list-item>
          <text:p text:style-name="P191"><text:soft-page-break/>SSDS:</text:p>
          <text:list>
            <text:list-item>
              <text:p text:style-name="P158">general purpose SSD (GP2) – <text:span text:style-name="T58">best price and performance</text:span></text:p>
              <text:list>
                <text:list-item>
                  <text:p text:style-name="P159">ration of 3iops per gb with up to 10000 iops</text:p>
                </text:list-item>
              </text:list>
            </text:list-item>
            <text:list-item>
              <text:p text:style-name="P160">provisioned iops(ssd) IO1 – designed for I/O intensive applications (databases) </text:p>
              <text:list>
                <text:list-item>
                  <text:p text:style-name="P161">can provision up to 20 K IOPS per volume</text:p>
                </text:list-item>
              </text:list>
            </text:list-item>
          </text:list>
        </text:list-item>
        <text:list-item>
          <text:p text:style-name="P191">Magnetic types:</text:p>
          <text:list>
            <text:list-item>
              <text:p text:style-name="P162">throughput optimized HDD (ST1)</text:p>
              <text:list>
                <text:list-item>
                  <text:p text:style-name="P162">big data, data warehouses, cannot be a boot volume <text:s text:c="2"/></text:p>
                </text:list-item>
              </text:list>
            </text:list-item>
            <text:list-item>
              <text:p text:style-name="P162">cold HDD (SC1) </text:p>
              <text:list>
                <text:list-item>
                  <text:p text:style-name="P162">lowest cost storage for infrequent access workloads </text:p>
                </text:list-item>
              </text:list>
            </text:list-item>
            <text:list-item>
              <text:p text:style-name="P163">magnetic standard – lowest cost per gigabyte that is bootable, </text:p>
            </text:list-item>
          </text:list>
        </text:list-item>
      </text:list>
      <text:p text:style-name="P43"/>
      <text:p text:style-name="P107">EC2 lab - </text:p>
      <text:list xml:id="list2464557385" text:style-name="L13">
        <text:list-item>
          <text:p text:style-name="P164">set up the instance</text:p>
        </text:list-item>
        <text:list-item>
          <text:p text:style-name="P164">attach an EBS storage</text:p>
        </text:list-item>
        <text:list-item>
          <text:p text:style-name="P164">add tags ALWAYS</text:p>
        </text:list-item>
        <text:list-item>
          <text:p text:style-name="P164">setup your security group</text:p>
        </text:list-item>
        <text:list-item>
          <text:p text:style-name="P164">run the instance and get the security credentials</text:p>
        </text:list-item>
        <text:list-item>
          <text:p text:style-name="P164">try ssh into the instance : <text:s/>ssh ec2-user@54.224.30.154 -i myec2webserver.pem </text:p>
        </text:list-item>
      </text:list>
      <text:p text:style-name="P165"/>
      <text:p text:style-name="P108">System status checks vs instance status checks</text:p>
      <text:p text:style-name="P44">System check – monitors the underlying hyper visor itself. </text:p>
      <text:p text:style-name="P44">Instance check – monitors the instance itself</text:p>
      <text:p text:style-name="P109">AMI – Amazon Machine Image – <text:span text:style-name="T4">cannot be encrypted but copies of them can.</text:span></text:p>
      <text:p text:style-name="P4"/>
      <text:p text:style-name="P110">Security Groups – Lab</text:p>
      <text:p text:style-name="P45">Security groups ARE VIRTUAL FIREWALLS </text:p>
      <text:p text:style-name="P166">1 instance can have multiple security groups </text:p>
      <text:p text:style-name="P46">Once changes are made to the security group, they are immediately applied to the EC2</text:p>
      <text:p text:style-name="P111">Inbound rules are automatically added to outbound rules. THESE SECURITY GROUPS ARE STATEFUL.</text:p>
      <text:p text:style-name="P47">By default, all traffic is denied. </text:p>
      <text:p text:style-name="P112">NACL – netwokr access control list – <text:span text:style-name="T4">stateless, </text:span><text:span text:style-name="T29">these block ip addresses</text:span></text:p>
      <text:p text:style-name="P112"/>
      <text:p text:style-name="P113">EBS volumes</text:p>
      <text:p text:style-name="P48">You MUST have the instance and the storage in the same availability zone</text:p>
      <text:p text:style-name="P49">Also, snapshots of encrypted volumes are encrypted automatically. </text:p>
      <text:p text:style-name="P50">Only unencrypted snapshots can be shared (or be made public.)</text:p>
      <text:p text:style-name="P4"/>
      <text:p text:style-name="P114">How to transfer EC2 instance to another region</text:p>
      <text:list xml:id="list1886597670" text:style-name="L14">
        <text:list-item>
          <text:p text:style-name="P167">make a snapshot of an image</text:p>
        </text:list-item>
        <text:list-item>
          <text:p text:style-name="P167">copy the snapshot to another region</text:p>
        </text:list-item>
        <text:list-item>
          <text:p text:style-name="P167">make an AMI from that region </text:p>
        </text:list-item>
      </text:list>
      <text:p text:style-name="P125"/>
      <text:p text:style-name="P126">RAID types:</text:p>
      <text:p text:style-name="P55">RAID 0 – redundant drives , need 2 drives, copy 1 to the other</text:p>
      <text:p text:style-name="P55">RAID 1 – striped drives, need 2 drives, lose 1 and all data is lost</text:p>
      <text:p text:style-name="P55">RAID 5 – uses 3 drives, good for reads, bad for writes, <text:span text:style-name="T62">AWS SAYS NOT TO USE RAID 5 </text:span></text:p>
      <text:p text:style-name="P4"/>
      <text:p text:style-name="P56"><text:soft-page-break/>RAID 10 – Striped &amp; mirrored, good redundancy, <text:span text:style-name="T63">good performance, needs 4 drives minimum </text:span></text:p>
      <text:p text:style-name="P56"/>
      <text:p text:style-name="P127">Windows PC with RAID Lab</text:p>
      <text:list xml:id="list664173769" text:style-name="L15">
        <text:list-item>
          <text:p text:style-name="P168">create the windows server with 2+ drives</text:p>
        </text:list-item>
        <text:list-item>
          <text:p text:style-name="P168">download the secret key</text:p>
        </text:list-item>
        <text:list-item>
          <text:p text:style-name="P168">rdp into the server with the new key </text:p>
        </text:list-item>
        <text:list-item>
          <text:p text:style-name="P168">go to control panel → computer management → disk management → create raid 0 and raid 1.</text:p>
        </text:list-item>
      </text:list>
      <text:p text:style-name="P57"/>
      <text:p text:style-name="P128">How can I create a snapshot of a raid array?</text:p>
      <text:p text:style-name="P58">TAKE AN APPLICATION CONSISTENT SNAPSHOT. Stop the machine, flush the cache</text:p>
      <text:p text:style-name="P58">Steps</text:p>
      <text:list xml:id="list1927636021" text:style-name="L16">
        <text:list-item>
          <text:p text:style-name="P169">Shutdown the instance</text:p>
        </text:list-item>
        <text:list-item>
          <text:p text:style-name="P169">take a snapshot</text:p>
        </text:list-item>
        <text:list-item>
          <text:p text:style-name="P169">power it back on</text:p>
          <text:p text:style-name="P169"/>
        </text:list-item>
      </text:list>
      <text:p text:style-name="P56"/>
      <text:p text:style-name="P129">EBS Root Volume types vs Instance store</text:p>
      <text:p text:style-name="P59">Your AMI attributes – region, operating system, architecture, launch permissions, storage for the root device:</text:p>
      <text:list xml:id="list939050328" text:style-name="L17">
        <text:list-item>
          <text:p text:style-name="P170">instance store – <text:span text:style-name="T64">ephemeral stores – temp storage that is attached to the image, thus the instance, USUALLY S3 STORAGE</text:span></text:p>
        </text:list-item>
        <text:list-item>
          <text:p text:style-name="P170">EBS backed volumes – <text:span text:style-name="T65">useful for storage sizes greater than the instance store</text:span></text:p>
        </text:list-item>
      </text:list>
      <text:p text:style-name="P59"/>
      <text:p text:style-name="P193">Elastic Load Balancer </text:p>
      <text:p text:style-name="P173">Load balances balance the traffic among many devices. Useful with web servers</text:p>
      <text:p text:style-name="P173">3 types:</text:p>
      <text:list xml:id="list116730747" text:style-name="L18">
        <text:list-item>
          <text:p text:style-name="P194">application load balancer </text:p>
          <text:list>
            <text:list-item>
              <text:p text:style-name="P174">best suited for http and https traffic, operate at layer 7</text:p>
            </text:list-item>
          </text:list>
        </text:list-item>
        <text:list-item>
          <text:p text:style-name="P194">network load balancer</text:p>
          <text:list>
            <text:list-item>
              <text:p text:style-name="P175">best suited for tcp traffic, operates at layer 4,<text:span text:style-name="T66">has low-latency </text:span></text:p>
            </text:list-item>
          </text:list>
        </text:list-item>
        <text:list-item>
          <text:p text:style-name="P194">normal load balancer</text:p>
          <text:list>
            <text:list-item>
              <text:p text:style-name="P176">legacy load balancers – operate on layer 7 mainly but can also operate on layer 4</text:p>
            </text:list-item>
            <text:list-item>
              <text:p text:style-name="P196">504 error – <text:span text:style-name="T4">MEANS YOUR APPLICATION IS HAVING ISSUES</text:span></text:p>
            </text:list-item>
          </text:list>
        </text:list-item>
      </text:list>
      <text:p text:style-name="P195"/>
      <text:p text:style-name="P197">X-Forwarded-For-Header – <text:span text:style-name="T38">standard header identifying the clients public IP after going through a HTTP proxy or a load balancer</text:span></text:p>
      <text:p text:style-name="P192"/>
      <text:p text:style-name="P198">Load balancer - Lab</text:p>
      <text:list xml:id="list1579847387" text:style-name="L19">
        <text:list-item>
          <text:p text:style-name="P177">create an instance </text:p>
        </text:list-item>
        <text:list-item>
          <text:p text:style-name="P182"><text:span text:style-name="T69">ssh into it - </text:span><text:span text:style-name="T70">ssh ec2-user@</text:span><text:bookmark text:name="detailsPublicIp"/><text:span text:style-name="T67">54.204.78.9</text:span><text:span text:style-name="T70"> -i mywebserver.pem </text:span></text:p>
        </text:list-item>
        <text:list-item>
          <text:p text:style-name="P182"><text:span text:style-name="T71">install httpd – Apache – yum install httpd</text:span><text:span text:style-name="T70"> </text:span></text:p>
        </text:list-item>
        <text:list-item>
          <text:p text:style-name="P182"><text:span text:style-name="T71">start the service → sudo service httpd start </text:span><text:span text:style-name="T70"><text:s/></text:span></text:p>
        </text:list-item>
        <text:list-item>
          <text:p text:style-name="P182"><text:span text:style-name="T70"><text:s/></text:span><text:span text:style-name="T72">create an html file in </text:span><text:span text:style-name="T75"><text:s/>/ var /www /html </text:span></text:p>
        </text:list-item>
        <text:list-item>
          <text:p text:style-name="P182"><text:span text:style-name="T70"><text:s/></text:span><text:span text:style-name="T72">create healthcheck html file</text:span></text:p>
        </text:list-item>
        <text:list-item>
          <text:p text:style-name="P182"><text:span text:style-name="T70"><text:s/></text:span><text:span text:style-name="T73">under ec2, add a classic load balancer. Select all default settings</text:span></text:p>
        </text:list-item>
        <text:list-item>
          <text:p text:style-name="P182"><text:span text:style-name="T70"><text:s/></text:span><text:span text:style-name="T74">add your machines to the load balancer</text:span><text:span text:style-name="T70"> </text:span></text:p>
        </text:list-item>
        <text:list-item>
          <text:p text:style-name="P183"><text:span text:style-name="T70">D</text:span><text:span text:style-name="T68">ONE!</text:span></text:p>
        </text:list-item>
      </text:list>
      <text:p text:style-name="P56"/>
      <text:p text:style-name="P56"/>
      <text:p text:style-name="P199"><text:soft-page-break/>Cloudwatch - Lab</text:p>
      <text:p text:style-name="P178">This lab is about create a dashboard for checking for events(cpu usage, ram usage, e.g.)</text:p>
      <text:list xml:id="list716483867" text:style-name="L20">
        <text:list-item>
          <text:p text:style-name="P180">Know that you can create dashboards. Example. Track the cpu usage and other metrics in a custom dashboard</text:p>
        </text:list-item>
        <text:list-item>
          <text:p text:style-name="P180">create an alarm to notify you when a computer has reach a certain cpu threshold</text:p>
        </text:list-item>
        <text:list-item>
          <text:p text:style-name="P180">create events to act on those specific alarms. (ex when cpu reaches80%, increase cpus in that PC)</text:p>
        </text:list-item>
        <text:list-item>
          <text:p text:style-name="P181">analyze your logs </text:p>
        </text:list-item>
      </text:list>
      <text:p text:style-name="P200">Cloudtrail – <text:span text:style-name="T4">auditing your logs</text:span></text:p>
      <text:p text:style-name="P179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32"><text:span text:style-name="T57">Route53 - <text:s/>DNS</text:span> </text:p>
      <text:p text:style-name="P51">Dns maps FQDN to ip addresses</text:p>
      <text:p text:style-name="P52">knpw ipv3</text:p>
      <text:p text:style-name="P52">know ipv6</text:p>
      <text:p text:style-name="P4"><text:soft-page-break/></text:p>
      <text:p text:style-name="P115">Top level domain names - <text:span text:style-name="T4">.gov,.us,.eu,.com,.edu</text:span></text:p>
      <text:p text:style-name="P53">Names are stored in IANA – root zone DB, has all top level domain names</text:p>
      <text:p text:style-name="P54"><text:span text:style-name="T1">Domain registrars </text:span>- <text:span text:style-name="T59">authority that can assign domain names</text:span></text:p>
      <text:p text:style-name="P116">SOA – <text:span text:style-name="T60">start</text:span> of authority <text:span text:style-name="T61">record </text:span>– <text:span text:style-name="T30">contains name of server, administrator of that zone, current version of the data file, default @ of seconds for TTL on resource records, </text:span><text:span text:style-name="T37">STORES ALL THE OTHER RECORDS, THERE CAN ONLY BE 1 RECORD IN 1 DNS ZONE</text:span></text:p>
      <text:p text:style-name="P117">NS record – <text:span text:style-name="T4">nameserver records, these are used to direct traffic to the content dns server </text:span></text:p>
      <text:p text:style-name="P4"><draw:frame draw:style-name="fr1" draw:name="Image1" text:anchor-type="paragraph" svg:width="6.9252in" svg:height="2.0118in" draw:z-index="0"><draw:image xlink:href="Pictures/100002010000054C0000018A5DA5C3E3C517F53A.png" xlink:type="simple" xlink:show="embed" xlink:actuate="onLoad" loext:mime-type="image/png"/></draw:frame></text:p>
      <text:p text:style-name="P118">A Record – <text:span text:style-name="T4">has the ipv4 address of the domain name</text:span></text:p>
      <text:p text:style-name="P119">TTL – <text:span text:style-name="T4">time to live, the lower the time, the easier for changes to propogated</text:span></text:p>
      <text:p text:style-name="P120">CNAMES – <text:span text:style-name="T4">canonical name – </text:span><text:span text:style-name="T31">human readable names , </text:span><text:span text:style-name="T32">can be used to resolve 1 domain name to another</text:span></text:p>
      <text:p text:style-name="P121">ALIAS – <text:span text:style-name="T33">unique to route53, </text:span><text:span text:style-name="T34">map resource records to AWS services </text:span></text:p>
      <text:p text:style-name="P121"><text:span text:style-name="T34"><text:tab/></text:span><text:span text:style-name="T36">THESE CAN BE USED TO POINT ZONE APEX RECORDS TO AWS SERVICES</text:span></text:p>
      <text:p text:style-name="P122">ZONE APEX RECORD – <text:span text:style-name="T4">naked domain names (e.g. </text:span><text:a xlink:type="simple" xlink:href="http://acloud/" text:style-name="Internet_20_link" text:visited-style-name="Visited_20_Internet_20_Link"><text:span text:style-name="T4">http://acloud</text:span></text:a><text:a xlink:type="simple" xlink:href="http://acloud.guru/" text:style-name="Internet_20_link" text:visited-style-name="Visited_20_Internet_20_Link"><text:span text:style-name="T4">. guru</text:span></text:a><text:span text:style-name="T4">) WHERE IS THE TOP LEVEL DOMAIN? </text:span><text:span text:style-name="T35">(ex www.acloudguru .com) </text:span></text:p>
      <text:p text:style-name="P171"/>
      <text:p text:style-name="P123">Elastic load balancers only resolve to a DNS name</text:p>
      <text:p text:style-name="P124">MX records – <text:span text:style-name="T4">mail exchange records</text:span></text:p>
      <text:p text:style-name="P124">PTR <text:span text:style-name="T4">records – PTR means you own the domain name</text:span></text:p>
      <text:p text:style-name="P171"/>
      <text:p text:style-name="P171"/>
      <text:p text:style-name="P171"/>
      <text:p text:style-name="P171"/>
      <text:p text:style-name="P171"/>
      <text:p text:style-name="P171"/>
      <text:p text:style-name="P171"/>
      <text:p text:style-name="P171"/>
      <text:p text:style-name="P171"/>
      <text:p text:style-name="P171"/>
      <text:p text:style-name="P171"/>
      <text:p text:style-name="P171"/>
      <text:p text:style-name="P171"/>
      <text:p text:style-name="P172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Helvetica Neue" svg:font-family="'Helvetica Neue', Roboto, Arial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5T00:14:28.582449449</meta:creation-date>
    <dc:date>2019-03-17T14:20:09.755368358</dc:date>
    <meta:editing-duration>PT11H42M54S</meta:editing-duration>
    <meta:editing-cycles>252</meta:editing-cycles>
    <meta:generator>LibreOffice/6.0.7.3$Linux_X86_64 LibreOffice_project/00m0$Build-3</meta:generator>
    <meta:document-statistic meta:table-count="1" meta:image-count="1" meta:object-count="0" meta:page-count="11" meta:paragraph-count="306" meta:word-count="2411" meta:character-count="14413" meta:non-whitespace-character-count="12162"/>
  </office:meta>
</office:document-meta>
</file>